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5/content.xml" manifest:media-type="text/xml"/>
  <manifest:file-entry manifest:full-path="Object 65/" manifest:media-type="application/vnd.oasis.opendocument.formula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application/x-openoffice-gdimetafile;windows_formatname=&quot;GDIMetaFile&quot;"/>
  <manifest:file-entry manifest:full-path="ObjectReplacements/Object 38" manifest:media-type=""/>
  <manifest:file-entry manifest:full-path="ObjectReplacements/Object 16" manifest:media-type="application/x-openoffice-gdimetafile;windows_formatname=&quot;GDIMetaFile&quot;"/>
  <manifest:file-entry manifest:full-path="ObjectReplacements/Object 39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64/content.xml" manifest:media-type="text/xml"/>
  <manifest:file-entry manifest:full-path="Object 64/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6/content.xml" manifest:media-type="text/xml"/>
  <manifest:file-entry manifest:full-path="Object 66/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tent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8/content.xml" manifest:media-type="text/xml"/>
  <manifest:file-entry manifest:full-path="Object 68/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03cm" style:rel-column-width="15047*"/>
    </style:style>
    <style:style style:name="Tableau1.B" style:family="table-column">
      <style:table-column-properties style:column-width="2.896cm" style:rel-column-width="11165*"/>
    </style:style>
    <style:style style:name="Tableau1.C" style:family="table-column">
      <style:table-column-properties style:column-width="1.385cm" style:rel-column-width="5337*"/>
    </style:style>
    <style:style style:name="Tableau1.D" style:family="table-column">
      <style:table-column-properties style:column-width="2.517cm" style:rel-column-width="9703*"/>
    </style:style>
    <style:style style:name="Tableau1.E" style:family="table-column">
      <style:table-column-properties style:column-width="6.299cm" style:rel-column-width="242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304cm" style:rel-column-width="16591*"/>
    </style:style>
    <style:style style:name="Tableau2.B" style:family="table-column">
      <style:table-column-properties style:column-width="2.986cm" style:rel-column-width="11511*"/>
    </style:style>
    <style:style style:name="Tableau2.C" style:family="table-column">
      <style:table-column-properties style:column-width="1.295cm" style:rel-column-width="4990*"/>
    </style:style>
    <style:style style:name="Tableau2.D" style:family="table-column">
      <style:table-column-properties style:column-width="2.117cm" style:rel-column-width="8159*"/>
    </style:style>
    <style:style style:name="Tableau2.E" style:family="table-column">
      <style:table-column-properties style:column-width="6.299cm" style:rel-column-width="24284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E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304cm" style:rel-column-width="16591*"/>
    </style:style>
    <style:style style:name="Tableau3.B" style:family="table-column">
      <style:table-column-properties style:column-width="2.986cm" style:rel-column-width="11511*"/>
    </style:style>
    <style:style style:name="Tableau3.C" style:family="table-column">
      <style:table-column-properties style:column-width="1.295cm" style:rel-column-width="4990*"/>
    </style:style>
    <style:style style:name="Tableau3.D" style:family="table-column">
      <style:table-column-properties style:column-width="2.117cm" style:rel-column-width="8159*"/>
    </style:style>
    <style:style style:name="Tableau3.E" style:family="table-column">
      <style:table-column-properties style:column-width="6.299cm" style:rel-column-width="24284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E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304cm" style:rel-column-width="16591*"/>
    </style:style>
    <style:style style:name="Tableau5.B" style:family="table-column">
      <style:table-column-properties style:column-width="2.986cm" style:rel-column-width="11511*"/>
    </style:style>
    <style:style style:name="Tableau5.C" style:family="table-column">
      <style:table-column-properties style:column-width="1.295cm" style:rel-column-width="4990*"/>
    </style:style>
    <style:style style:name="Tableau5.D" style:family="table-column">
      <style:table-column-properties style:column-width="2.117cm" style:rel-column-width="8159*"/>
    </style:style>
    <style:style style:name="Tableau5.E" style:family="table-column">
      <style:table-column-properties style:column-width="6.299cm" style:rel-column-width="24284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E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6.302cm" style:rel-column-width="24295*"/>
    </style:style>
    <style:style style:name="Tableau6.B" style:family="table-column">
      <style:table-column-properties style:column-width="3.293cm" style:rel-column-width="12694*"/>
    </style:style>
    <style:style style:name="Tableau6.C" style:family="table-column">
      <style:table-column-properties style:column-width="1.293cm" style:rel-column-width="4984*"/>
    </style:style>
    <style:style style:name="Tableau6.D" style:family="table-column">
      <style:table-column-properties style:column-width="3.316cm" style:rel-column-width="12783*"/>
    </style:style>
    <style:style style:name="Tableau6.E" style:family="table-column">
      <style:table-column-properties style:column-width="2.796cm" style:rel-column-width="10779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E1" style:family="table-cell">
      <style:table-cell-properties fo:padding="0.097cm" fo:border="0.5pt solid #000000"/>
    </style:style>
    <style:style style:name="Tableau6.A2" style:family="table-cell">
      <style:table-cell-properties fo:padding="0.097cm" fo:border-left="0.5pt solid #000000" fo:border-right="none" fo:border-top="none" fo:border-bottom="0.5pt solid #000000"/>
    </style:style>
    <style:style style:name="Tableau6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304cm" style:rel-column-width="16591*"/>
    </style:style>
    <style:style style:name="Tableau4.B" style:family="table-column">
      <style:table-column-properties style:column-width="4.493cm" style:rel-column-width="17318*"/>
    </style:style>
    <style:style style:name="Tableau4.C" style:family="table-column">
      <style:table-column-properties style:column-width="1.386cm" style:rel-column-width="5344*"/>
    </style:style>
    <style:style style:name="Tableau4.D" style:family="table-column">
      <style:table-column-properties style:column-width="2.917cm" style:rel-column-width="11246*"/>
    </style:style>
    <style:style style:name="Tableau4.E" style:family="table-column">
      <style:table-column-properties style:column-width="3.9cm" style:rel-column-width="15036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E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itle">
      <style:paragraph-properties fo:text-align="center" style:justify-single-word="false"/>
      <style:text-properties officeooo:rsid="00186f12" officeooo:paragraph-rsid="00186f12"/>
    </style:style>
    <style:style style:name="P3" style:family="paragraph" style:parent-style-name="Table_20_Contents">
      <style:paragraph-properties fo:text-align="center" style:justify-single-word="false"/>
      <style:text-properties officeooo:rsid="00186f12" officeooo:paragraph-rsid="00186f12"/>
    </style:style>
    <style:style style:name="P4" style:family="paragraph" style:parent-style-name="Standard">
      <style:paragraph-properties fo:text-align="center" style:justify-single-word="false"/>
      <style:text-properties officeooo:paragraph-rsid="0017c914"/>
    </style:style>
    <style:style style:name="P5" style:family="paragraph" style:parent-style-name="Standard">
      <style:paragraph-properties fo:text-align="center" style:justify-single-word="false"/>
      <style:text-properties officeooo:paragraph-rsid="00186f1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officeooo:paragraph-rsid="0017c914" loext:padding="0cm" loext:border="none"/>
    </style:style>
    <style:style style:name="P8" style:family="paragraph" style:parent-style-name="Standard">
      <style:paragraph-properties fo:text-align="center" style:justify-single-word="false"/>
      <style:text-properties officeooo:rsid="0017c914" officeooo:paragraph-rsid="00186f12" loext:padding="0cm" loext:border="none"/>
    </style:style>
    <style:style style:name="P9" style:family="paragraph" style:parent-style-name="Standard">
      <style:paragraph-properties fo:text-align="center" style:justify-single-word="false"/>
      <style:text-properties officeooo:rsid="0017c914" officeooo:paragraph-rsid="0017c914" loext:padding="0cm" loext:border="none"/>
    </style:style>
    <style:style style:name="P10" style:family="paragraph" style:parent-style-name="Standard">
      <style:paragraph-properties fo:text-align="start" style:justify-single-word="false"/>
      <style:text-properties officeooo:rsid="0017c914" officeooo:paragraph-rsid="00186f12" loext:padding="0cm" loext:border="none"/>
    </style:style>
    <style:style style:name="P11" style:family="paragraph" style:parent-style-name="Standard">
      <style:paragraph-properties fo:text-align="start" style:justify-single-word="false"/>
      <style:text-properties officeooo:rsid="0017c914" officeooo:paragraph-rsid="0017c914" loext:padding="0cm" loext:border="none"/>
    </style:style>
    <style:style style:name="P12" style:family="paragraph" style:parent-style-name="Standard">
      <style:paragraph-properties fo:text-align="center" style:justify-single-word="false"/>
      <style:text-properties officeooo:rsid="0017c914" officeooo:paragraph-rsid="0017c914"/>
    </style:style>
    <style:style style:name="P13" style:family="paragraph" style:parent-style-name="Standard">
      <style:paragraph-properties fo:text-align="center" style:justify-single-word="false"/>
      <style:text-properties officeooo:rsid="0017c914" officeooo:paragraph-rsid="00186f12"/>
    </style:style>
    <style:style style:name="P14" style:family="paragraph" style:parent-style-name="Standard">
      <style:paragraph-properties fo:text-align="start" style:justify-single-word="false"/>
      <style:text-properties officeooo:rsid="0017c914" officeooo:paragraph-rsid="0017c914"/>
    </style:style>
    <style:style style:name="P15" style:family="paragraph" style:parent-style-name="Standard">
      <style:paragraph-properties fo:text-align="start" style:justify-single-word="false"/>
      <style:text-properties officeooo:paragraph-rsid="0017c914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rsid="00186f12" officeooo:paragraph-rsid="00186f12"/>
    </style:style>
    <style:style style:name="P17" style:family="paragraph" style:parent-style-name="Standard">
      <style:text-properties officeooo:rsid="0019f47e" officeooo:paragraph-rsid="0019f47e"/>
    </style:style>
    <style:style style:name="P18" style:family="paragraph" style:parent-style-name="Text_20_body">
      <style:paragraph-properties fo:text-align="center" style:justify-single-word="false"/>
      <style:text-properties officeooo:rsid="0019f47e" officeooo:paragraph-rsid="0019f47e"/>
    </style:style>
    <style:style style:name="P19" style:family="paragraph" style:parent-style-name="Text_20_body">
      <style:paragraph-properties fo:text-align="start" style:justify-single-word="false"/>
      <style:text-properties officeooo:rsid="0019f47e" officeooo:paragraph-rsid="0019f47e"/>
    </style:style>
    <style:style style:name="P20" style:family="paragraph" style:parent-style-name="Standard">
      <style:paragraph-properties fo:text-align="center" style:justify-single-word="false"/>
      <style:text-properties officeooo:rsid="0017c914" officeooo:paragraph-rsid="0017c914"/>
    </style:style>
    <style:style style:name="P2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7c914"/>
    </style:style>
    <style:style style:name="T2" style:family="text">
      <style:text-properties officeooo:rsid="0017c914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officeooo:rsid="00186f12"/>
    </style:style>
    <style:style style:name="T5" style:family="text">
      <style:text-properties style:font-name-asian="Times New Roman"/>
    </style:style>
    <style:style style:name="T6" style:family="text">
      <style:text-properties officeooo:rsid="001a3bc2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draw:ole-draw-aspect="1"/>
    </style:style>
    <style:style style:name="fr4" style:family="graphic" style:parent-style-name="OLE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0cm" svg:y="0cm" svg:width="0.041cm" draw:z-index="2">
        <draw:text-box fo:min-height="0.041cm">
          <text:p text:style-name="P1"/>
        </draw:text-box>
      </draw:frame>
      <text:p text:style-name="P17">Lucas Poirot – Midouni Sami – Le <text:span text:style-name="T6">Nam-</text:span>Robert</text:p>
      <text:p text:style-name="P2">SAÉ Modélisation mathématique</text:p>
      <text:h text:style-name="P21" text:outline-level="2"/>
      <text:h text:style-name="P21" text:outline-level="2">Ex<text:span text:style-name="T4">ercice</text:span> 1 </text:h>
      <text:p text:style-name="P14"><text:span text:style-name="T4">a</text:span>)</text:p>
      <text:p text:style-name="P12"><draw:frame draw:style-name="fr2" draw:name="Objet1" text:anchor-type="as-char" svg:y="-0.921cm" svg:width="3.672cm" svg:height="1.63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4"><draw:frame draw:style-name="fr2" draw:name="Objet2" text:anchor-type="as-char" svg:y="-0.621cm" svg:width="3.605cm" svg:height="1cm" draw:z-index="6"><draw:object xlink:href="./Object 2" xlink:type="simple" xlink:show="embed" xlink:actuate="onLoad"/><draw:image xlink:href="./ObjectReplacements/Object 2" xlink:type="simple" xlink:show="embed" xlink:actuate="onLoad"/></draw:frame><text:s/><text:tab/><text:tab/><text:tab/> <text:s text:c="3"/><draw:frame draw:style-name="fr2" draw:name="Objet3" text:anchor-type="as-char" svg:y="-0.921cm" svg:width="3.36cm" svg:height="1.63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4"><draw:frame draw:style-name="fr2" draw:name="Objet4" text:anchor-type="as-char" svg:y="-0.621cm" svg:width="3.611cm" svg:height="1cm" draw:z-index="0"><draw:object xlink:href="./Object 4" xlink:type="simple" xlink:show="embed" xlink:actuate="onLoad"/><draw:image xlink:href="./ObjectReplacements/Object 4" xlink:type="simple" xlink:show="embed" xlink:actuate="onLoad"/><svg:desc>formule</svg:desc></draw:frame><text:s/><text:tab/><text:tab/><text:tab/> <text:s text:c="3"/><draw:frame draw:style-name="fr2" draw:name="Objet5" text:anchor-type="as-char" svg:y="-1.212cm" svg:width="3.655cm" svg:height="2.212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4"><draw:frame draw:style-name="fr2" draw:name="Objet6" text:anchor-type="as-char" svg:y="-0.621cm" svg:width="3.911cm" svg:height="1.531cm" draw:z-index="1"><draw:object xlink:href="./Object 6" xlink:type="simple" xlink:show="embed" xlink:actuate="onLoad"/><draw:image xlink:href="./ObjectReplacements/Object 6" xlink:type="simple" xlink:show="embed" xlink:actuate="onLoad"/><svg:desc>formule</svg:desc></draw:frame><text:s/><text:tab/><text:tab/> <text:s text:c="3"/><draw:frame draw:style-name="fr2" draw:name="Objet7" text:anchor-type="as-char" svg:y="-1.212cm" svg:width="2.812cm" svg:height="2.212cm" draw:z-index="11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4"><draw:frame draw:style-name="fr2" draw:name="Objet8" text:anchor-type="as-char" svg:y="-1.152cm" svg:width="3.074cm" svg:height="1.531cm" draw:z-index="3"><draw:object xlink:href="./Object 8" xlink:type="simple" xlink:show="embed" xlink:actuate="onLoad"/><draw:image xlink:href="./ObjectReplacements/Object 8" xlink:type="simple" xlink:show="embed" xlink:actuate="onLoad"/><svg:desc>formule</svg:desc></draw:frame><text:s/><text:tab/><text:tab/><text:tab/> <text:s text:c="3"/><draw:frame draw:style-name="fr2" draw:name="Objet9" text:anchor-type="as-char" svg:y="-1.212cm" svg:width="2.812cm" svg:height="2.212cm" draw:z-index="20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14"><draw:frame draw:style-name="fr2" draw:name="Objet11" text:anchor-type="as-char" svg:y="-1.152cm" svg:width="3.297cm" svg:height="1.531cm" draw:z-index="5"><draw:object xlink:href="./Object 11" xlink:type="simple" xlink:show="embed" xlink:actuate="onLoad"/><draw:image xlink:href="./ObjectReplacements/Object 11" xlink:type="simple" xlink:show="embed" xlink:actuate="onLoad"/><svg:desc>formule</svg:desc></draw:frame><text:s/><text:tab/><text:tab/><text:tab/> <text:s text:c="3"/><draw:frame draw:style-name="fr2" draw:name="Objet10" text:anchor-type="as-char" svg:y="-1.212cm" svg:width="2.914cm" svg:height="2.212cm" draw:z-index="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14"><draw:frame draw:style-name="fr2" draw:name="Objet12" text:anchor-type="as-char" svg:y="-0.621cm" svg:width="2.755cm" svg:height="1cm" draw:z-index="9"><draw:object xlink:href="./Object 12" xlink:type="simple" xlink:show="embed" xlink:actuate="onLoad"/><draw:image xlink:href="./ObjectReplacements/Object 12" xlink:type="simple" xlink:show="embed" xlink:actuate="onLoad"/><svg:desc>formule</svg:desc></draw:frame><text:s/><text:tab/><text:tab/><text:tab/> <text:s text:c="3"/><draw:frame draw:style-name="fr2" draw:name="Objet13" text:anchor-type="as-char" svg:y="-1.212cm" svg:width="3.022cm" svg:height="2.212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14"><draw:frame draw:style-name="fr2" draw:name="Objet14" text:anchor-type="as-char" svg:y="-0.621cm" svg:width="1.886cm" svg:height="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text:s/><text:tab/><text:tab/><text:tab/><text:tab/> <text:s text:c="3"/><draw:frame draw:style-name="fr2" draw:name="Objet15" text:anchor-type="as-char" svg:y="-1.212cm" svg:width="3.016cm" svg:height="2.212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14"><draw:frame draw:style-name="fr2" draw:name="Objet16" text:anchor-type="as-char" svg:y="-0.621cm" svg:width="1.886cm" svg:height="1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text:s/><text:tab/><text:tab/><text:tab/><text:tab/> <text:s text:c="3"/><draw:frame draw:style-name="fr2" draw:name="Objet17" text:anchor-type="as-char" svg:y="-1.212cm" svg:width="3.016cm" svg:height="2.212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14"><text:soft-page-break/><draw:frame draw:style-name="fr2" draw:name="Objet18" text:anchor-type="as-char" svg:y="-0.621cm" svg:width="2.193cm" svg:height="1.531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text:s/><text:tab/><text:tab/><text:tab/><text:tab/> <text:s text:c="3"/><draw:frame draw:style-name="fr2" draw:name="Objet19" text:anchor-type="as-char" svg:y="-0.921cm" svg:width="2.725cm" svg:height="1.63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12"/>
      <text:p text:style-name="P15"><text:span text:style-name="T2">S={(-1, 6, 9)}</text:span><text:span text:style-name="T1"> </text:span></text:p>
      <text:p text:style-name="P14">b)</text:p>
      <text:p text:style-name="P12"><draw:frame draw:style-name="fr2" draw:name="Objet20" text:anchor-type="as-char" svg:y="-2.367cm" svg:width="3.42cm" svg:height="4.524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4"><text:span text:style-name="T3"/></text:p>
      <text:p text:style-name="P7">S={(1/3, -8/9, 1/9, 5/6)}</text:p>
      <text:p text:style-name="P4"><text:span text:style-name="T3"/></text:p>
      <text:h text:style-name="P21" text:outline-level="2">Exercice 2 </text:h>
      <text:p text:style-name="P10">a)</text:p>
      <text:p text:style-name="P8"><text:span text:style-name="T5"/></text:p>
      <text:p text:style-name="P8"><text:s text:c="4"/><draw:frame draw:style-name="fr4" draw:name="Objet63" text:anchor-type="as-char" svg:y="-0.921cm" svg:width="2.893cm" style:rel-width="scale" svg:height="1.632cm" style:rel-height="scale" draw:z-index="26"><draw:object xlink:href="./Object 63" xlink:type="simple" xlink:show="embed" xlink:actuate="onLoad"/><draw:image xlink:href="./ObjectReplacements/Object 63" xlink:type="simple" xlink:show="embed" xlink:actuate="onLoad"/><svg:desc>formule</svg:desc></draw:frame></text:p>
      <text:p text:style-name="P9"/>
      <text:p text:style-name="P9"><draw:frame draw:style-name="fr2" draw:name="Objet21" text:anchor-type="as-char" svg:y="-0.921cm" svg:width="2.431cm" svg:height="1.63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14"><text:span text:style-name="T3"><draw:frame draw:style-name="fr2" draw:name="Objet26" text:anchor-type="as-char" svg:y="-0.621cm" svg:width="2.759cm" svg:height="1cm" draw:z-index="27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3"><text:s/><text:tab/><text:tab/><text:tab/> <text:s text:c="4"/></text:span><text:span text:style-name="T3"><draw:frame draw:style-name="fr2" draw:name="Objet22" text:anchor-type="as-char" svg:y="-0.921cm" svg:width="2.434cm" svg:height="1.63cm" draw:z-index="22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<text:p text:style-name="P14"><text:span text:style-name="T3"><draw:frame draw:style-name="fr2" draw:name="Objet27" text:anchor-type="as-char" svg:y="-0.621cm" svg:width="2.768cm" svg:height="1cm" draw:z-index="28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3"><text:s/><text:tab/><text:tab/><text:tab/> <text:s text:c="4"/></text:span><text:span text:style-name="T3"><draw:frame draw:style-name="fr2" draw:name="Objet23" text:anchor-type="as-char" svg:y="-0.921cm" svg:width="2.411cm" svg:height="1.63cm" draw:z-index="23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p text:style-name="P14"><text:span text:style-name="T3"><draw:frame draw:style-name="fr2" draw:name="Objet28" text:anchor-type="as-char" svg:y="-0.621cm" svg:width="2.769cm" svg:height="1cm" draw:z-index="30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3"><text:s/><text:tab/><text:tab/><text:tab/> <text:s text:c="4"/></text:span><text:span text:style-name="T3"><draw:frame draw:style-name="fr2" draw:name="Objet24" text:anchor-type="as-char" svg:y="-0.921cm" svg:width="2.417cm" svg:height="1.63cm" draw:z-index="24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<text:p text:style-name="P14"><text:span text:style-name="T3"><draw:frame draw:style-name="fr2" draw:name="Objet29" text:anchor-type="as-char" svg:y="-0.621cm" svg:width="1.886cm" svg:height="1cm" draw:z-index="3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3"><text:tab/> <text:s text:c="2"/><text:tab/><text:tab/><text:tab/> <text:s text:c="4"/></text:span><text:span text:style-name="T3"><draw:frame draw:style-name="fr2" draw:name="Objet25" text:anchor-type="as-char" svg:y="-1.212cm" svg:width="2.494cm" svg:height="2.212cm" draw:z-index="2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Nature de S</text:p>
          </table:table-cell>
          <table:table-cell table:style-name="Tableau1.A1" office:value-type="string">
            <text:p text:style-name="P3">Dim S</text:p>
          </table:table-cell>
          <table:table-cell table:style-name="Tableau1.A1" office:value-type="string">
            <text:p text:style-name="P3">Base de S</text:p>
          </table:table-cell>
          <table:table-cell table:style-name="Tableau1.E1" office:value-type="string">
            <text:p text:style-name="P3">Type de sous espace vectoriel</text:p>
          </table:table-cell>
        </table:table-row>
        <table:table-row>
          <table:table-cell table:style-name="Tableau1.A2" office:value-type="string">
            <text:p text:style-name="P3"><draw:frame draw:style-name="fr2" draw:name="Objet37" text:anchor-type="as-char" svg:y="-1.166cm" svg:width="2.722cm" svg:height="2.18cm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Tableau1.A2" office:value-type="string">
            <text:p text:style-name="P3">Vect<draw:frame draw:style-name="fr2" draw:name="Objet38" text:anchor-type="as-char" svg:y="-1.166cm" svg:width="1.305cm" svg:height="2.18cm" draw:z-index="3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3"><draw:frame draw:style-name="fr2" draw:name="Objet39" text:anchor-type="as-char" svg:y="-1.166cm" svg:width="1.305cm" svg:height="2.18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1.E2" office:value-type="string">
            <text:p text:style-name="P3">Droite vectorielle dans <draw:frame draw:style-name="fr2" draw:name="Objet40" text:anchor-type="as-char" svg:y="-0.437cm" svg:width="0.427cm" svg:height="0.529cm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</table:table>
      <text:p text:style-name="P12"><text:soft-page-break/></text:p>
      <text:p text:style-name="P11">b)</text:p>
      <text:p text:style-name="P11"/>
      <text:p text:style-name="P9"><draw:frame draw:style-name="fr3" draw:name="Objet64" text:anchor-type="as-char" svg:width="3.09cm" style:rel-width="scale" svg:height="1.334cm" style:rel-height="scale" draw:z-index="40"><draw:object xlink:href="./Object 64" xlink:type="simple" xlink:show="embed" xlink:actuate="onLoad"/><draw:image xlink:href="./ObjectReplacements/Object 64" xlink:type="simple" xlink:show="embed" xlink:actuate="onLoad"/><svg:desc>formule</svg:desc></draw:frame></text:p>
      <text:p text:style-name="P9"/>
      <text:p text:style-name="P9"><draw:frame draw:style-name="fr2" draw:name="Objet30" text:anchor-type="as-char" svg:y="-0.921cm" svg:width="3.348cm" svg:height="1.63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12"><text:span text:style-name="T3"/></text:p>
      <text:p text:style-name="P9"><draw:frame draw:style-name="fr2" draw:name="Objet35" text:anchor-type="as-char" svg:y="-0.921cm" svg:width="2.725cm" svg:height="1.63cm" draw:z-index="41"><draw:object xlink:href="./Object 35" xlink:type="simple" xlink:show="embed" xlink:actuate="onLoad"/><draw:image xlink:href="./ObjectReplacements/Object 35" xlink:type="simple" xlink:show="embed" xlink:actuate="onLoad"/><svg:desc>formule</svg:desc></draw:frame></text:p>
      <text:p text:style-name="P12"><text:span text:style-name="T3"/></text:p>
      <text:p text:style-name="P12"><text:span text:style-name="T3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">S</text:p>
          </table:table-cell>
          <table:table-cell table:style-name="Tableau2.A1" office:value-type="string">
            <text:p text:style-name="P3">Nature de S</text:p>
          </table:table-cell>
          <table:table-cell table:style-name="Tableau2.A1" office:value-type="string">
            <text:p text:style-name="P3">Dim S</text:p>
          </table:table-cell>
          <table:table-cell table:style-name="Tableau2.A1" office:value-type="string">
            <text:p text:style-name="P3">Base de S</text:p>
          </table:table-cell>
          <table:table-cell table:style-name="Tableau2.E1" office:value-type="string">
            <text:p text:style-name="P3">Type de sous espace vectoriel</text:p>
          </table:table-cell>
        </table:table-row>
        <table:table-row>
          <table:table-cell table:style-name="Tableau2.A2" office:value-type="string">
            <text:p text:style-name="P16"><draw:frame draw:style-name="fr2" draw:name="Objet41" text:anchor-type="as-char" svg:y="-0.873cm" svg:width="3.145cm" svg:height="1.596cm" draw:z-index="4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  <table:table-cell table:style-name="Tableau2.A2" office:value-type="string">
            <text:p text:style-name="P3">Vect<draw:frame draw:style-name="fr2" draw:name="Objet42" text:anchor-type="as-char" svg:y="-0.873cm" svg:width="2.007cm" svg:height="1.596cm" draw:z-index="44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able:table-cell>
          <table:table-cell table:style-name="Tableau2.A2" office:value-type="string">
            <text:p text:style-name="P3">2</text:p>
          </table:table-cell>
          <table:table-cell table:style-name="Tableau2.A2" office:value-type="string">
            <text:p text:style-name="P3"><draw:frame draw:style-name="fr2" draw:name="Objet43" text:anchor-type="as-char" svg:y="-0.873cm" svg:width="2.007cm" svg:height="1.596cm" draw:z-index="45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2.E2" office:value-type="string">
            <text:p text:style-name="P3">Plan de <draw:frame draw:style-name="fr2" draw:name="Objet44" text:anchor-type="as-char" svg:y="-0.437cm" svg:width="0.427cm" svg:height="0.529cm" draw:z-index="48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</table:table-row>
      </table:table>
      <text:p text:style-name="P10">c)</text:p>
      <text:p text:style-name="P10"/>
      <text:p text:style-name="P8"><draw:frame draw:style-name="fr3" draw:name="Objet65" text:anchor-type="as-char" svg:width="3.577cm" style:rel-width="scale" svg:height="1.799cm" style:rel-height="scale" draw:z-index="49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8"/>
      <text:p text:style-name="P9"><draw:frame draw:style-name="fr2" draw:name="Objet31" text:anchor-type="as-char" svg:y="-1.198cm" svg:width="2.985cm" svg:height="2.184cm" draw:z-index="31"><draw:object xlink:href="./Object 31" xlink:type="simple" xlink:show="embed" xlink:actuate="onLoad"/><draw:image xlink:href="./ObjectReplacements/Object 31" xlink:type="simple" xlink:show="embed" xlink:actuate="onLoad"/><svg:desc>formule</svg:desc></draw:frame></text:p>
      <text:p text:style-name="P9"/>
      <text:p text:style-name="P9"><draw:frame draw:style-name="fr2" draw:name="Objet36" text:anchor-type="as-char" svg:y="-1.198cm" svg:width="3.016cm" svg:height="2.184cm" draw:z-index="42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text:p text:style-name="P13"><text:span text:style-name="T3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">S</text:p>
          </table:table-cell>
          <table:table-cell table:style-name="Tableau3.A1" office:value-type="string">
            <text:p text:style-name="P3">Nature de S</text:p>
          </table:table-cell>
          <table:table-cell table:style-name="Tableau3.A1" office:value-type="string">
            <text:p text:style-name="P3">Dim S</text:p>
          </table:table-cell>
          <table:table-cell table:style-name="Tableau3.A1" office:value-type="string">
            <text:p text:style-name="P3">Base de S</text:p>
          </table:table-cell>
          <table:table-cell table:style-name="Tableau3.E1" office:value-type="string">
            <text:p text:style-name="P3">Type de sous espace vectoriel</text:p>
          </table:table-cell>
        </table:table-row>
        <table:table-row>
          <table:table-cell table:style-name="Tableau3.A2" office:value-type="string">
            <text:p text:style-name="P16"><draw:frame draw:style-name="fr2" draw:name="Objet45" text:anchor-type="as-char" svg:y="-1.141cm" svg:width="2.268cm" svg:height="2.133cm" draw:z-index="5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  <table:table-cell table:style-name="Tableau3.A2" office:value-type="string">
            <text:p text:style-name="P3">Vect<draw:frame draw:style-name="fr2" draw:name="Objet46" text:anchor-type="as-char" svg:y="-1.141cm" svg:width="1.221cm" svg:height="2.133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able:table-cell>
          <table:table-cell table:style-name="Tableau3.A2" office:value-type="string">
            <text:p text:style-name="P3">2</text:p>
          </table:table-cell>
          <table:table-cell table:style-name="Tableau3.A2" office:value-type="string">
            <text:p text:style-name="P3"><draw:frame draw:style-name="fr2" draw:name="Objet47" text:anchor-type="as-char" svg:y="-1.141cm" svg:width="1.221cm" svg:height="2.133cm" draw:z-index="52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</table:table-cell>
          <table:table-cell table:style-name="Tableau3.E2" office:value-type="string">
            <text:p text:style-name="P3">Droite vectorielle dans <draw:frame draw:style-name="fr2" draw:name="Objet48" text:anchor-type="as-char" svg:y="-0.437cm" svg:width="0.439cm" svg:height="0.529cm" draw:z-index="53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</table:table-row>
      </table:table>
      <text:p text:style-name="P10">d)</text:p>
      <text:p text:style-name="P8"><draw:frame draw:style-name="fr3" draw:name="Objet66" text:anchor-type="as-char" svg:width="3.81cm" style:rel-width="scale" svg:height="1.799cm" style:rel-height="scale" draw:z-index="54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P8"/>
      <text:p text:style-name="P9"><text:soft-page-break/><draw:frame draw:style-name="fr2" draw:name="Objet32" text:anchor-type="as-char" svg:y="-1.198cm" svg:width="3.336cm" svg:height="2.184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9"/>
      <text:p text:style-name="P9"><draw:frame draw:style-name="fr2" draw:name="Objet57" text:anchor-type="as-char" svg:y="-1.198cm" svg:width="3.016cm" svg:height="2.184cm" draw:z-index="55"><draw:object xlink:href="./Object 57" xlink:type="simple" xlink:show="embed" xlink:actuate="onLoad"/><draw:image xlink:href="./ObjectReplacements/Object 57" xlink:type="simple" xlink:show="embed" xlink:actuate="onLoad"/><svg:desc>formule</svg:desc></draw:frame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3">S</text:p>
          </table:table-cell>
          <table:table-cell table:style-name="Tableau5.A1" office:value-type="string">
            <text:p text:style-name="P3">Nature de S</text:p>
          </table:table-cell>
          <table:table-cell table:style-name="Tableau5.A1" office:value-type="string">
            <text:p text:style-name="P3">Dim S</text:p>
          </table:table-cell>
          <table:table-cell table:style-name="Tableau5.A1" office:value-type="string">
            <text:p text:style-name="P3">Base de S</text:p>
          </table:table-cell>
          <table:table-cell table:style-name="Tableau5.E1" office:value-type="string">
            <text:p text:style-name="P3">Type de sous espace vectoriel</text:p>
          </table:table-cell>
        </table:table-row>
        <table:table-row>
          <table:table-cell table:style-name="Tableau5.A2" office:value-type="string">
            <text:p text:style-name="P16"><draw:frame draw:style-name="fr2" draw:name="Objet53" text:anchor-type="as-char" svg:y="-1.141cm" svg:width="1.08cm" svg:height="2.133cm" draw:z-index="56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able:table-cell>
          <table:table-cell table:style-name="Tableau5.A2" office:value-type="string">
            <text:p text:style-name="P3">Vect<draw:frame draw:style-name="fr2" draw:name="Objet54" text:anchor-type="as-char" svg:y="-1.141cm" svg:width="0.91cm" svg:height="2.133cm" draw:z-index="57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</table:table-cell>
          <table:table-cell table:style-name="Tableau5.A2" office:value-type="string">
            <text:p text:style-name="P3">0</text:p>
          </table:table-cell>
          <table:table-cell table:style-name="Tableau5.A2" office:value-type="string">
            <text:p text:style-name="P3">-</text:p>
          </table:table-cell>
          <table:table-cell table:style-name="Tableau5.E2" office:value-type="string">
            <text:p text:style-name="P3">Point dans <draw:frame draw:style-name="fr2" draw:name="Objet56" text:anchor-type="as-char" svg:y="-0.437cm" svg:width="0.439cm" svg:height="0.529cm" draw:z-index="63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</table:table-row>
      </table:table>
      <text:p text:style-name="P13"><text:span text:style-name="T3"/></text:p>
      <text:p text:style-name="P11">e)</text:p>
      <text:p text:style-name="P9"/>
      <text:p text:style-name="P9"><draw:frame draw:style-name="fr3" draw:name="Objet67" text:anchor-type="as-char" svg:width="4.022cm" style:rel-width="scale" svg:height="1.736cm" style:rel-height="scale" draw:z-index="65"><draw:object xlink:href="./Object 67" xlink:type="simple" xlink:show="embed" xlink:actuate="onLoad"/><draw:image xlink:href="./ObjectReplacements/Object 67" xlink:type="simple" xlink:show="embed" xlink:actuate="onLoad"/><svg:desc>formule</svg:desc></draw:frame></text:p>
      <text:p text:style-name="P9"/>
      <text:p text:style-name="P9"><draw:frame draw:style-name="fr2" draw:name="Objet33" text:anchor-type="as-char" svg:y="-1.198cm" svg:width="3.655cm" svg:height="2.184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</text:p>
      <text:p text:style-name="P9"/>
      <text:p text:style-name="P9"><draw:frame draw:style-name="fr2" draw:name="Objet60" text:anchor-type="as-char" svg:y="-1.49cm" svg:width="3.805cm" svg:height="2.768cm" draw:z-index="66"><draw:object xlink:href="./Object 60" xlink:type="simple" xlink:show="embed" xlink:actuate="onLoad"/><draw:image xlink:href="./ObjectReplacements/Object 60" xlink:type="simple" xlink:show="embed" xlink:actuate="onLoad"/><svg:desc>formule</svg:desc></draw:frame><text:s/></text:p>
      <text:p text:style-name="P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">S</text:p>
          </table:table-cell>
          <table:table-cell table:style-name="Tableau6.A1" office:value-type="string">
            <text:p text:style-name="P3">Nature de S</text:p>
          </table:table-cell>
          <table:table-cell table:style-name="Tableau6.A1" office:value-type="string">
            <text:p text:style-name="P3">Dim S</text:p>
          </table:table-cell>
          <table:table-cell table:style-name="Tableau6.A1" office:value-type="string">
            <text:p text:style-name="P3">Base de S</text:p>
          </table:table-cell>
          <table:table-cell table:style-name="Tableau6.E1" office:value-type="string">
            <text:p text:style-name="P3">Type de sous espace vectoriel</text:p>
          </table:table-cell>
        </table:table-row>
        <table:table-row>
          <table:table-cell table:style-name="Tableau6.A2" office:value-type="string">
            <text:p text:style-name="P16"><draw:frame draw:style-name="fr2" draw:name="Objet55" text:anchor-type="as-char" svg:y="-1.141cm" svg:width="4.17cm" svg:height="2.133cm" draw:z-index="58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</table:table-cell>
          <table:table-cell table:style-name="Tableau6.A2" office:value-type="string">
            <text:p text:style-name="P3">Vect<draw:frame draw:style-name="fr2" draw:name="Objet58" text:anchor-type="as-char" svg:y="-1.436cm" svg:width="2.314cm" svg:height="2.718cm" draw:z-index="59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  <table:table-cell table:style-name="Tableau6.A2" office:value-type="string">
            <text:p text:style-name="P3">2</text:p>
          </table:table-cell>
          <table:table-cell table:style-name="Tableau6.A2" office:value-type="string">
            <text:p text:style-name="P3"><draw:frame draw:style-name="fr2" draw:name="Objet61" text:anchor-type="as-char" svg:y="-1.436cm" svg:width="2.314cm" svg:height="2.718cm" draw:z-index="67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6.E2" office:value-type="string">
            <text:p text:style-name="P3">Plan dans <draw:frame draw:style-name="fr2" draw:name="Objet59" text:anchor-type="as-char" svg:y="-0.437cm" svg:width="0.439cm" svg:height="0.529cm" draw:z-index="60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</table:table-row>
      </table:table>
      <text:p text:style-name="P10">f)</text:p>
      <text:p text:style-name="P8"/>
      <text:p text:style-name="P8"><draw:frame draw:style-name="fr3" draw:name="Objet68" text:anchor-type="as-char" svg:width="4.297cm" style:rel-width="scale" svg:height="1.799cm" style:rel-height="scale" draw:z-index="68"><draw:object xlink:href="./Object 68" xlink:type="simple" xlink:show="embed" xlink:actuate="onLoad"/><draw:image xlink:href="./ObjectReplacements/Object 68" xlink:type="simple" xlink:show="embed" xlink:actuate="onLoad"/><svg:desc>formule</svg:desc></draw:frame></text:p>
      <text:p text:style-name="P8"><text:soft-page-break/></text:p>
      <text:p text:style-name="P9"><draw:frame draw:style-name="fr2" draw:name="Objet34" text:anchor-type="as-char" svg:y="-1.198cm" svg:width="4.265cm" svg:height="2.184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</text:p>
      <text:p text:style-name="P9"/>
      <text:p text:style-name="P9"><draw:frame draw:style-name="fr2" draw:name="Objet62" text:anchor-type="as-char" svg:y="-1.198cm" svg:width="3.637cm" svg:height="2.184cm" draw:z-index="62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">S</text:p>
          </table:table-cell>
          <table:table-cell table:style-name="Tableau4.A1" office:value-type="string">
            <text:p text:style-name="P3">Nature de S</text:p>
          </table:table-cell>
          <table:table-cell table:style-name="Tableau4.A1" office:value-type="string">
            <text:p text:style-name="P3">Dim S</text:p>
          </table:table-cell>
          <table:table-cell table:style-name="Tableau4.A1" office:value-type="string">
            <text:p text:style-name="P3">Base de S</text:p>
          </table:table-cell>
          <table:table-cell table:style-name="Tableau4.E1" office:value-type="string">
            <text:p text:style-name="P3">Type de sous espace vectoriel</text:p>
          </table:table-cell>
        </table:table-row>
        <table:table-row>
          <table:table-cell table:style-name="Tableau4.A2" office:value-type="string">
            <text:p text:style-name="P16"><draw:frame draw:style-name="fr2" draw:name="Objet49" text:anchor-type="as-char" svg:y="-1.141cm" svg:width="3.478cm" svg:height="2.133cm" draw:z-index="64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</table:table-cell>
          <table:table-cell table:style-name="Tableau4.A2" office:value-type="string">
            <text:p text:style-name="P3">Vect<draw:frame draw:style-name="fr2" draw:name="Objet50" text:anchor-type="as-char" svg:y="-1.141cm" svg:width="2.796cm" svg:height="2.133cm" draw:z-index="46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</table:table-cell>
          <table:table-cell table:style-name="Tableau4.A2" office:value-type="string">
            <text:p text:style-name="P3">3</text:p>
          </table:table-cell>
          <table:table-cell table:style-name="Tableau4.A2" office:value-type="string">
            <text:p text:style-name="P3"><draw:frame draw:style-name="fr2" draw:name="Objet51" text:anchor-type="as-char" svg:y="-1.141cm" svg:width="2.796cm" svg:height="2.133cm" draw:z-index="61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4.E2" office:value-type="string">
            <text:p text:style-name="P3">Espace tridimensionnel dans <draw:frame draw:style-name="fr2" draw:name="Objet52" text:anchor-type="as-char" svg:y="-0.437cm" svg:width="0.439cm" svg:height="0.529cm" draw:z-index="47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</table:table-row>
      </table:table>
      <text:p text:style-name="P5"/>
      <text:h text:style-name="P21" text:outline-level="2">Exercice 3</text:h>
      <text:p text:style-name="P6"/>
      <text:p text:style-name="P19">1.</text:p>
      <text:p text:style-name="P18"><text:s/><draw:frame draw:style-name="fr2" draw:name="Objet69" text:anchor-type="as-char" svg:y="-0.873cm" svg:width="1.282cm" svg:height="1.596cm" draw:z-index="69"><draw:object xlink:href="./Object 69" xlink:type="simple" xlink:show="embed" xlink:actuate="onLoad"/><draw:image xlink:href="./ObjectReplacements/Object 69" xlink:type="simple" xlink:show="embed" xlink:actuate="onLoad"/></draw:frame></text:p>
      <text:p text:style-name="P18"><draw:frame draw:style-name="fr2" draw:name="Objet70" text:anchor-type="as-char" svg:y="-0.873cm" svg:width="3.918cm" svg:height="1.596cm" draw:z-index="70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P18"><draw:frame draw:style-name="fr2" draw:name="Objet71" text:anchor-type="as-char" svg:y="-0.642cm" svg:width="1.741cm" svg:height="1.072cm" draw:z-index="71"><draw:object xlink:href="./Object 71" xlink:type="simple" xlink:show="embed" xlink:actuate="onLoad"/><draw:image xlink:href="./ObjectReplacements/Object 71" xlink:type="simple" xlink:show="embed" xlink:actuate="onLoad"/><svg:desc>formule</svg:desc></draw:frame></text:p>
      <text:p text:style-name="P18"><draw:frame draw:style-name="fr2" draw:name="Objet72" text:anchor-type="as-char" svg:y="-0.642cm" svg:width="1.639cm" svg:height="1.072cm" draw:z-index="72"><draw:object xlink:href="./Object 72" xlink:type="simple" xlink:show="embed" xlink:actuate="onLoad"/><draw:image xlink:href="./ObjectReplacements/Object 72" xlink:type="simple" xlink:show="embed" xlink:actuate="onLoad"/><svg:desc>formule</svg:desc></draw:frame></text:p>
      <text:p text:style-name="P19">2.</text:p>
      <text:p text:style-name="P18"><draw:frame draw:style-name="fr2" draw:name="Objet73" text:anchor-type="as-char" svg:y="-1.141cm" svg:width="1.603cm" svg:height="2.133cm" draw:z-index="73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18"><draw:frame draw:style-name="fr2" draw:name="Objet74" text:anchor-type="as-char" svg:y="-1.141cm" svg:width="4.239cm" svg:height="2.133cm" draw:z-index="74"><draw:object xlink:href="./Object 74" xlink:type="simple" xlink:show="embed" xlink:actuate="onLoad"/><draw:image xlink:href="./ObjectReplacements/Object 74" xlink:type="simple" xlink:show="embed" xlink:actuate="onLoad"/><svg:desc>formule</svg:desc></draw:frame></text:p>
      <text:p text:style-name="P18"/>
      <text:p text:style-name="P18"><text:soft-page-break/><draw:frame draw:style-name="fr2" draw:name="Objet75" text:anchor-type="as-char" svg:y="-0.921cm" svg:width="2.111cm" svg:height="1.632cm" draw:z-index="75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18"><draw:frame draw:style-name="fr2" draw:name="Objet76" text:anchor-type="as-char" svg:y="-0.921cm" svg:width="2.48cm" svg:height="1.632cm" draw:z-index="76"><draw:object xlink:href="./Object 76" xlink:type="simple" xlink:show="embed" xlink:actuate="onLoad"/><draw:image xlink:href="./ObjectReplacements/Object 76" xlink:type="simple" xlink:show="embed" xlink:actuate="onLoad"/><svg:desc>formule</svg:desc></draw:frame></text:p>
      <text:p text:style-name="P19">3.</text:p>
      <text:p text:style-name="P18"><draw:frame draw:style-name="fr2" draw:name="Objet77" text:anchor-type="as-char" svg:y="-1.141cm" svg:width="3.475cm" svg:height="2.133cm" draw:z-index="77"><draw:object xlink:href="./Object 77" xlink:type="simple" xlink:show="embed" xlink:actuate="onLoad"/><draw:image xlink:href="./ObjectReplacements/Object 77" xlink:type="simple" xlink:show="embed" xlink:actuate="onLoad"/><svg:desc>formule</svg:desc></draw:frame></text:p>
      <text:p text:style-name="P18"><draw:frame draw:style-name="fr2" draw:name="Objet78" text:anchor-type="as-char" svg:y="-1.141cm" svg:width="6.839cm" svg:height="2.133cm" draw:z-index="78"><draw:object xlink:href="./Object 78" xlink:type="simple" xlink:show="embed" xlink:actuate="onLoad"/><draw:image xlink:href="./ObjectReplacements/Object 78" xlink:type="simple" xlink:show="embed" xlink:actuate="onLoad"/><svg:desc>formule</svg:desc></draw:frame></text:p>
      <text:p text:style-name="P18"><draw:frame draw:style-name="fr2" draw:name="Objet79" text:anchor-type="as-char" svg:y="-1.198cm" svg:width="2.621cm" svg:height="2.184cm" draw:z-index="79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19"><draw:frame draw:style-name="fr2" draw:name="Objet87" text:anchor-type="as-char" svg:y="-1.042cm" svg:width="1.854cm" svg:height="1.937cm" draw:z-index="81"><draw:object xlink:href="./Object 87" xlink:type="simple" xlink:show="embed" xlink:actuate="onLoad"/><draw:image xlink:href="./ObjectReplacements/Object 87" xlink:type="simple" xlink:show="embed" xlink:actuate="onLoad"/><svg:desc>formule</svg:desc></draw:frame><text:tab/><text:tab/><text:tab/><text:tab/><draw:frame draw:style-name="fr2" draw:name="Objet86" text:anchor-type="as-char" svg:y="-1.198cm" svg:width="3.302cm" svg:height="2.184cm" draw:z-index="83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19"><draw:frame draw:style-name="fr2" draw:name="Objet83" text:anchor-type="as-char" svg:y="-1.042cm" svg:width="2.469cm" svg:height="1.937cm" draw:z-index="85"><draw:object xlink:href="./Object 83" xlink:type="simple" xlink:show="embed" xlink:actuate="onLoad"/><draw:image xlink:href="./ObjectReplacements/Object 83" xlink:type="simple" xlink:show="embed" xlink:actuate="onLoad"/><svg:desc>formule</svg:desc></draw:frame><text:tab/><text:tab/><text:tab/><text:tab/><text:tab/><draw:frame draw:style-name="fr2" draw:name="Objet80" text:anchor-type="as-char" svg:y="-1.198cm" svg:width="3.378cm" svg:height="2.184cm" draw:z-index="82"><draw:object xlink:href="./Object 80" xlink:type="simple" xlink:show="embed" xlink:actuate="onLoad"/><draw:image xlink:href="./ObjectReplacements/Object 80" xlink:type="simple" xlink:show="embed" xlink:actuate="onLoad"/><svg:desc>formule</svg:desc></draw:frame></text:p>
      <text:p text:style-name="P19"><draw:frame draw:style-name="fr2" draw:name="Objet84" text:anchor-type="as-char" svg:y="-1.042cm" svg:width="2.723cm" svg:height="1.937cm" draw:z-index="84"><draw:object xlink:href="./Object 84" xlink:type="simple" xlink:show="embed" xlink:actuate="onLoad"/><draw:image xlink:href="./ObjectReplacements/Object 84" xlink:type="simple" xlink:show="embed" xlink:actuate="onLoad"/><svg:desc>formule</svg:desc></draw:frame><text:tab/><text:tab/><text:tab/><text:tab/><draw:frame draw:style-name="fr2" draw:name="Objet85" text:anchor-type="as-char" svg:y="-1.198cm" svg:width="4.103cm" svg:height="2.184cm" draw:z-index="86"><draw:object xlink:href="./Object 85" xlink:type="simple" xlink:show="embed" xlink:actuate="onLoad"/><draw:image xlink:href="./ObjectReplacements/Object 85" xlink:type="simple" xlink:show="embed" xlink:actuate="onLoad"/><svg:desc>formule</svg:desc></draw:frame></text:p>
      <text:p text:style-name="P19"><draw:frame draw:style-name="fr2" draw:name="Objet88" text:anchor-type="as-char" svg:y="-0.82cm" svg:width="1.909cm" svg:height="1.489cm" draw:z-index="87"><draw:object xlink:href="./Object 88" xlink:type="simple" xlink:show="embed" xlink:actuate="onLoad"/><draw:image xlink:href="./ObjectReplacements/Object 88" xlink:type="simple" xlink:show="embed" xlink:actuate="onLoad"/><svg:desc>formule</svg:desc></draw:frame><text:tab/><text:tab/><text:tab/><text:tab/><text:tab/><draw:frame draw:style-name="fr2" draw:name="Objet89" text:anchor-type="as-char" svg:y="-0.642cm" svg:width="3.531cm" svg:height="1.072cm" draw:z-index="88"><draw:object xlink:href="./Object 89" xlink:type="simple" xlink:show="embed" xlink:actuate="onLoad"/><draw:image xlink:href="./ObjectReplacements/Object 89" xlink:type="simple" xlink:show="embed" xlink:actuate="onLoad"/><svg:desc>formule</svg:desc></draw:frame></text:p>
      <text:p text:style-name="P19">4.</text:p>
      <text:p text:style-name="P18"><draw:frame draw:style-name="fr2" draw:name="Objet81" text:anchor-type="as-char" svg:y="-1.413cm" svg:width="2.843cm" svg:height="2.672cm" draw:z-index="80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p text:style-name="P18"><text:soft-page-break/><draw:frame draw:style-name="fr2" draw:name="Objet90" text:anchor-type="as-char" svg:y="-1.413cm" svg:width="6.207cm" svg:height="2.672cm" draw:z-index="90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18"><draw:frame draw:style-name="fr2" draw:name="Objet82" text:anchor-type="as-char" svg:y="-1.476cm" svg:width="2.531cm" svg:height="2.743cm" draw:z-index="89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Standard"/>
      <text:p text:style-name="P19"><draw:frame draw:style-name="fr2" draw:name="Objet91" text:anchor-type="as-char" svg:y="-1.288cm" svg:width="1.854cm" svg:height="2.425cm" draw:z-index="91"><draw:object xlink:href="./Object 91" xlink:type="simple" xlink:show="embed" xlink:actuate="onLoad"/><draw:image xlink:href="./ObjectReplacements/Object 91" xlink:type="simple" xlink:show="embed" xlink:actuate="onLoad"/><svg:desc>formule</svg:desc></draw:frame><text:tab/><text:tab/><text:tab/><text:tab/> <text:s text:c="7"/><draw:frame draw:style-name="fr2" draw:name="Objet92" text:anchor-type="as-char" svg:y="-1.476cm" svg:width="3.06cm" svg:height="2.743cm" draw:z-index="92"><draw:object xlink:href="./Object 92" xlink:type="simple" xlink:show="embed" xlink:actuate="onLoad"/><draw:image xlink:href="./ObjectReplacements/Object 92" xlink:type="simple" xlink:show="embed" xlink:actuate="onLoad"/><svg:desc>formule</svg:desc></draw:frame></text:p>
      <text:p text:style-name="P19"><draw:frame draw:style-name="fr2" draw:name="Objet93" text:anchor-type="as-char" svg:y="-1.288cm" svg:width="2.469cm" svg:height="2.425cm" draw:z-index="93"><draw:object xlink:href="./Object 93" xlink:type="simple" xlink:show="embed" xlink:actuate="onLoad"/><draw:image xlink:href="./ObjectReplacements/Object 93" xlink:type="simple" xlink:show="embed" xlink:actuate="onLoad"/><svg:desc>formule</svg:desc></draw:frame><text:tab/><text:tab/><text:tab/><text:tab/> <text:s text:c="7"/><draw:frame draw:style-name="fr2" draw:name="Objet94" text:anchor-type="as-char" svg:y="-1.476cm" svg:width="3.163cm" svg:height="2.743cm" draw:z-index="94"><draw:object xlink:href="./Object 94" xlink:type="simple" xlink:show="embed" xlink:actuate="onLoad"/><draw:image xlink:href="./ObjectReplacements/Object 94" xlink:type="simple" xlink:show="embed" xlink:actuate="onLoad"/><svg:desc>formule</svg:desc></draw:frame></text:p>
      <text:p text:style-name="P19"><draw:frame draw:style-name="fr2" draw:name="Objet95" text:anchor-type="as-char" svg:y="-1.288cm" svg:width="2.723cm" svg:height="2.425cm" draw:z-index="95"><draw:object xlink:href="./Object 95" xlink:type="simple" xlink:show="embed" xlink:actuate="onLoad"/><draw:image xlink:href="./ObjectReplacements/Object 95" xlink:type="simple" xlink:show="embed" xlink:actuate="onLoad"/><svg:desc>formule</svg:desc></draw:frame><text:tab/><text:tab/><text:tab/> <text:s text:c="7"/><draw:frame draw:style-name="fr2" draw:name="Objet96" text:anchor-type="as-char" svg:y="-1.476cm" svg:width="3.778cm" svg:height="2.743cm" draw:z-index="96"><draw:object xlink:href="./Object 96" xlink:type="simple" xlink:show="embed" xlink:actuate="onLoad"/><draw:image xlink:href="./ObjectReplacements/Object 96" xlink:type="simple" xlink:show="embed" xlink:actuate="onLoad"/><svg:desc>formule</svg:desc></draw:frame></text:p>
      <text:p text:style-name="P19"><draw:frame draw:style-name="fr2" draw:name="Objet97" text:anchor-type="as-char" svg:y="-1.33cm" svg:width="2.205cm" svg:height="2.508cm" draw:z-index="97"><draw:object xlink:href="./Object 97" xlink:type="simple" xlink:show="embed" xlink:actuate="onLoad"/><draw:image xlink:href="./ObjectReplacements/Object 97" xlink:type="simple" xlink:show="embed" xlink:actuate="onLoad"/><svg:desc>formule</svg:desc></draw:frame><text:tab/><text:tab/><text:tab/><text:tab/> <text:s text:c="7"/><draw:frame draw:style-name="fr2" draw:name="Objet98" text:anchor-type="as-char" svg:y="-0.921cm" svg:width="3.336cm" svg:height="1.632cm" draw:z-index="98"><draw:object xlink:href="./Object 98" xlink:type="simple" xlink:show="embed" xlink:actuate="onLoad"/><draw:image xlink:href="./ObjectReplacements/Object 98" xlink:type="simple" xlink:show="embed" xlink:actuate="onLoad"/><svg:desc>formule</svg:desc></draw:frame></text:p>
      <text:p text:style-name="P19"/>
      <text:p text:style-name="P19">5.</text:p>
      <text:p text:style-name="P18"><draw:frame draw:style-name="fr2" draw:name="Objet99" text:anchor-type="as-char" svg:y="-1.413cm" svg:width="4.284cm" svg:height="2.672cm" draw:z-index="99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8"><text:soft-page-break/><draw:frame draw:style-name="fr2" draw:name="Objet100" text:anchor-type="as-char" svg:y="-1.413cm" svg:width="7.348cm" svg:height="2.672cm" draw:z-index="100"><draw:object xlink:href="./Object 100" xlink:type="simple" xlink:show="embed" xlink:actuate="onLoad"/><draw:image xlink:href="./ObjectReplacements/Object 100" xlink:type="simple" xlink:show="embed" xlink:actuate="onLoad"/><svg:desc>formule</svg:desc></draw:frame></text:p>
      <text:p text:style-name="P18"><draw:frame draw:style-name="fr2" draw:name="Objet101" text:anchor-type="as-char" svg:y="-1.476cm" svg:width="2.775cm" svg:height="2.743cm" draw:z-index="101"><draw:object xlink:href="./Object 101" xlink:type="simple" xlink:show="embed" xlink:actuate="onLoad"/><draw:image xlink:href="./ObjectReplacements/Object 101" xlink:type="simple" xlink:show="embed" xlink:actuate="onLoad"/><svg:desc>formule</svg:desc></draw:frame></text:p>
      <text:p text:style-name="P19"><draw:frame draw:style-name="fr2" draw:name="Objet102" text:anchor-type="as-char" svg:y="-1.288cm" svg:width="2.448cm" svg:height="2.425cm" draw:z-index="102"><draw:object xlink:href="./Object 102" xlink:type="simple" xlink:show="embed" xlink:actuate="onLoad"/><draw:image xlink:href="./ObjectReplacements/Object 102" xlink:type="simple" xlink:show="embed" xlink:actuate="onLoad"/><svg:desc>formule</svg:desc></draw:frame><text:tab/><text:tab/><text:tab/><text:tab/> <text:s text:c="7"/><draw:frame draw:style-name="fr2" draw:name="Objet103" text:anchor-type="as-char" svg:y="-1.476cm" svg:width="2.828cm" svg:height="2.743cm" draw:z-index="103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<text:p text:style-name="P19"><draw:frame draw:style-name="fr2" draw:name="Objet104" text:anchor-type="as-char" svg:y="-1.288cm" svg:width="2.468cm" svg:height="2.425cm" draw:z-index="104"><draw:object xlink:href="./Object 104" xlink:type="simple" xlink:show="embed" xlink:actuate="onLoad"/><draw:image xlink:href="./ObjectReplacements/Object 104" xlink:type="simple" xlink:show="embed" xlink:actuate="onLoad"/><svg:desc>formule</svg:desc></draw:frame><text:tab/><text:tab/><text:tab/><text:tab/> <text:s text:c="7"/><draw:frame draw:style-name="fr2" draw:name="Objet105" text:anchor-type="as-char" svg:y="-1.476cm" svg:width="3.039cm" svg:height="2.743cm" draw:z-index="105"><draw:object xlink:href="./Object 105" xlink:type="simple" xlink:show="embed" xlink:actuate="onLoad"/><draw:image xlink:href="./ObjectReplacements/Object 105" xlink:type="simple" xlink:show="embed" xlink:actuate="onLoad"/><svg:desc>formule</svg:desc></draw:frame></text:p>
      <text:p text:style-name="P19"><draw:frame draw:style-name="fr2" draw:name="Objet106" text:anchor-type="as-char" svg:y="-1.288cm" svg:width="2.469cm" svg:height="2.425cm" draw:z-index="106"><draw:object xlink:href="./Object 106" xlink:type="simple" xlink:show="embed" xlink:actuate="onLoad"/><draw:image xlink:href="./ObjectReplacements/Object 106" xlink:type="simple" xlink:show="embed" xlink:actuate="onLoad"/><svg:desc>formule</svg:desc></draw:frame><text:tab/><text:tab/><text:tab/> <text:s text:c="2"/><text:tab/> <text:s text:c="7"/><draw:frame draw:style-name="fr2" draw:name="Objet107" text:anchor-type="as-char" svg:y="-1.476cm" svg:width="4.143cm" svg:height="2.743cm" draw:z-index="107"><draw:object xlink:href="./Object 107" xlink:type="simple" xlink:show="embed" xlink:actuate="onLoad"/><draw:image xlink:href="./ObjectReplacements/Object 107" xlink:type="simple" xlink:show="embed" xlink:actuate="onLoad"/><svg:desc>formule</svg:desc></draw:frame></text:p>
      <text:p text:style-name="P19"/>
      <text:p text:style-name="P19"><draw:frame draw:style-name="fr2" draw:name="Objet108" text:anchor-type="as-char" svg:y="-0.554cm" svg:width="2.452cm" svg:height="0.958cm" draw:z-index="108"><draw:object xlink:href="./Object 108" xlink:type="simple" xlink:show="embed" xlink:actuate="onLoad"/><draw:image xlink:href="./ObjectReplacements/Object 108" xlink:type="simple" xlink:show="embed" xlink:actuate="onLoad"/><svg:desc>formule</svg:desc></draw:frame><text:tab/><text:tab/><text:tab/><text:tab/> <text:s text:c="7"/><draw:frame draw:style-name="fr2" draw:name="Objet109" text:anchor-type="as-char" svg:y="-0.642cm" svg:width="3.609cm" svg:height="1.072cm" draw:z-index="109"><draw:object xlink:href="./Object 109" xlink:type="simple" xlink:show="embed" xlink:actuate="onLoad"/><draw:image xlink:href="./ObjectReplacements/Object 109" xlink:type="simple" xlink:show="embed" xlink:actuate="onLoad"/><svg:desc>formule</svg:desc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4:28:03.266000000</meta:creation-date>
    <dc:date>2023-10-24T17:50:42.257000000</dc:date>
    <meta:editing-duration>PT5H57M23S</meta:editing-duration>
    <meta:editing-cycles>4</meta:editing-cycles>
    <meta:generator>LibreOffice/7.6.2.1$Windows_X86_64 LibreOffice_project/56f7684011345957bbf33a7ee678afaf4d2ba333</meta:generator>
    <meta:print-date>2023-10-24T17:50:38.210000000</meta:print-date>
    <meta:printed-by>Fichiers PDF</meta:printed-by>
    <meta:document-statistic meta:table-count="6" meta:image-count="0" meta:object-count="109" meta:page-count="8" meta:paragraph-count="141" meta:word-count="147" meta:character-count="871" meta:non-whitespace-character-count="547"/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2</mn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row>
                <mo stretchy="false">−</mo>
                <mn>3</mn>
              </mrow>
            </mtd>
            <mtd>
              <mn>3</mn>
            </mtd>
            <mtd>
              <mrow>
                <mo stretchy="false">−</mo>
                <mn>2</mn>
              </mrow>
            </mtd>
            <mtd>
              <mn>3</mn>
            </mtd>
          </mtr>
          <mtr>
            <mtd>
              <mn>2</mn>
            </mtd>
            <mtd>
              <mrow>
                <mo stretchy="false">−</mo>
                <mn>3</mn>
              </mrow>
            </mtd>
            <mtd>
              <mn>2</mn>
            </mtd>
            <mtd>
              <mrow>
                <mo stretchy="false">−</mo>
                <mn>2</mn>
              </mrow>
            </mtd>
          </mtr>
        </mtable>
      </mrow>
      <mo fence="true" form="postfix" stretchy="true">]</mo>
    </mrow>
    <annotation encoding="StarMath 5.0">left[matrix{3 # 2 # -1 # 0 ## -3 # 3 # -2 # 3 ## 2 # -3 # 2 # -2} right]
 </annotation>
  </semantics>
</math>
</file>

<file path=Object 1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2</mn>
            </mtd>
            <mtd>
              <mn>0</mn>
            </mtd>
            <mtd>
              <mn>9</mn>
            </mtd>
          </mtr>
          <mtr>
            <mtd>
              <mn>0</mn>
            </mtd>
            <mtd>
              <mn>5</mn>
            </mtd>
            <mtd>
              <mn>0</mn>
            </mtd>
            <mtd>
              <mn>30</mn>
            </mtd>
          </mtr>
          <mtr>
            <mtd>
              <mn>0</mn>
            </mtd>
            <mtd>
              <mn>0</mn>
            </mtd>
            <mtd>
              <mfrac>
                <mn>1</mn>
                <mn>15</mn>
              </mfrac>
            </mtd>
            <mtd>
              <mfrac>
                <mn>3</mn>
                <mn>5</mn>
              </mfrac>
            </mtd>
          </mtr>
        </mtable>
      </mrow>
      <mo fence="true" form="postfix" stretchy="true">]</mo>
    </mrow>
    <annotation encoding="StarMath 5.0">left[matrix{
3 # 2 # 0 # 9 ##
0 # 5 # 0 # 30 ##
0 # 0 # frac {1} {15} # frac {3} {5}
  } right]
 </annotation>
  </semantics>
</math>
</file>

<file path=Object 100/content.xml><?xml version="1.0" encoding="utf-8"?>
<math xmlns="http://www.w3.org/1998/Math/MathML" display="block">
  <semantics>
    <mrow>
      <mi mathvariant="italic">Vect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text>{</mtext>
      </mrow>
      <mrow>
        <mo fence="true" form="prefix" stretchy="true">(</mo>
        <mrow>
          <mtable>
            <mtr>
              <mtd>
                <mn>1</mn>
              </mtd>
            </mtr>
            <mtr>
              <mtd>
                <mn>0</mn>
              </mtd>
            </mtr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</mtable>
        </mrow>
        <mo fence="true" form="postfix" stretchy="true">)</mo>
      </mrow>
      <mrow>
        <mi>a</mi>
        <mo stretchy="false">+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row>
        <mi>b</mi>
        <mo stretchy="false">+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i>c</mi>
      <mi>,</mi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i mathvariant="normal">∈</mi>
      <mi>R</mi>
      <mn>²</mn>
      <mtext>}</mtext>
    </mrow>
    <annotation encoding="StarMath 5.0">Vect( V ) = "{"left (stack {1 # 0 # 1 # 1 # 1} right)a + left (stack {1 # 1 # 0 # 1 # 1} right )b + left (stack {1 # 1 # 1 # 0 # 1} right) c , (a,b) %element R² "}"</annotation>
  </semantics>
</math>
</file>

<file path=Object 10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i>x</mi>
            </mtd>
            <mtd>
              <mtext>=</mtext>
            </mtd>
            <mtd>
              <mrow>
                <mi>a</mi>
                <mo stretchy="false">+</mo>
                <mi>b</mi>
                <mo stretchy="false">+</mo>
                <mi>c</mi>
              </mrow>
            </mtd>
          </mtr>
          <mtr>
            <mtd>
              <mi>y</mi>
            </mtd>
            <mtd>
              <mtext>=</mtext>
            </mtd>
            <mtd>
              <mrow>
                <mi>b</mi>
                <mo stretchy="false">+</mo>
                <mi>c</mi>
              </mrow>
            </mtd>
          </mtr>
          <mtr>
            <mtd>
              <mi>z</mi>
            </mtd>
            <mtd>
              <mtext>=</mtext>
            </mtd>
            <mtd>
              <mrow>
                <mi>a</mi>
                <mo stretchy="false">+</mo>
                <mi>c</mi>
              </mrow>
            </mtd>
          </mtr>
          <mtr>
            <mtd>
              <mi>t</mi>
            </mtd>
            <mtd>
              <mtext>=</mtext>
            </mtd>
            <mtd>
              <mrow>
                <mi>a</mi>
                <mo stretchy="false">+</mo>
                <mi>b</mi>
              </mrow>
            </mtd>
          </mtr>
          <mtr>
            <mtd>
              <mi>w</mi>
            </mtd>
            <mtd>
              <mtext>=</mtext>
            </mtd>
            <mtd>
              <mrow>
                <mi>a</mi>
                <mo stretchy="false">+</mo>
                <mi>b</mi>
                <mo stretchy="false">+</mo>
                <mi>c</mi>
              </mrow>
            </mtd>
          </mtr>
        </mtable>
      </mrow>
    </mrow>
    <annotation encoding="StarMath 5.0">alignr left lbrace matrix { x #"="# a + b + c  ##
 y #"="# b + c ##
  z #"="# a + c ##
   t #"="# a + b ##
   w #"="# a + b + c
} right none </annotation>
  </semantics>
</math>
</file>

<file path=Object 102/content.xml><?xml version="1.0" encoding="utf-8"?>
<math xmlns="http://www.w3.org/1998/Math/MathML" display="block">
  <semantics>
    <mtable>
      <mtr>
        <mtd>
          <mrow>
            <mi>L</mi>
            <mn>1</mn>
            <mi>←</mi>
            <mi>L</mi>
            <mrow>
              <mn>1</mn>
              <mo stretchy="false">−</mo>
              <mi>L</mi>
            </mrow>
            <mn>2</mn>
          </mrow>
        </mtd>
      </mtr>
      <mtr>
        <mtd>
          <mrow>
            <mi>L</mi>
            <mn>2</mn>
            <mi>←</mi>
            <mi>L</mi>
            <mn>2</mn>
          </mrow>
        </mtd>
      </mtr>
      <mtr>
        <mtd>
          <mrow>
            <mi>L</mi>
            <mn>3</mn>
            <mi>←</mi>
            <mi>L</mi>
            <mn>3</mn>
          </mrow>
        </mtd>
      </mtr>
      <mtr>
        <mtd>
          <mrow>
            <mi>L</mi>
            <mn>4</mn>
            <mi>←</mi>
            <mi>L</mi>
            <mn>4</mn>
          </mrow>
        </mtd>
      </mtr>
      <mtr>
        <mtd>
          <mrow>
            <mi>L</mi>
            <mn>5</mn>
            <mi>←</mi>
            <mi>L</mi>
            <mrow>
              <mn>5</mn>
              <mo stretchy="false">−</mo>
              <mi>L</mi>
            </mrow>
            <mn>4</mn>
          </mrow>
        </mtd>
      </mtr>
    </mtable>
    <annotation encoding="StarMath 5.0">L1 ← L1 - L2 
newline
L2 ← L2
newline
L3 ← L3
newline
L4 ← L4
newline
L5 ← L5 - L4</annotation>
  </semantics>
</math>
</file>

<file path=Object 10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−</mo>
                <mi>y</mi>
              </mrow>
            </mtd>
            <mtd>
              <mtext>=</mtext>
            </mtd>
            <mtd>
              <mi>a</mi>
            </mtd>
          </mtr>
          <mtr>
            <mtd>
              <mi>y</mi>
            </mtd>
            <mtd>
              <mtext>=</mtext>
            </mtd>
            <mtd>
              <mrow>
                <mi>b</mi>
                <mo stretchy="false">+</mo>
                <mi>c</mi>
              </mrow>
            </mtd>
          </mtr>
          <mtr>
            <mtd>
              <mi>z</mi>
            </mtd>
            <mtd>
              <mtext>=</mtext>
            </mtd>
            <mtd>
              <mrow>
                <mi>a</mi>
                <mo stretchy="false">+</mo>
                <mi>c</mi>
              </mrow>
            </mtd>
          </mtr>
          <mtr>
            <mtd>
              <mi>t</mi>
            </mtd>
            <mtd>
              <mtext>=</mtext>
            </mtd>
            <mtd>
              <mrow>
                <mi>a</mi>
                <mo stretchy="false">+</mo>
                <mi>b</mi>
              </mrow>
            </mtd>
          </mtr>
          <mtr>
            <mtd>
              <mrow>
                <mi>w</mi>
                <mo stretchy="false">−</mo>
                <mi>t</mi>
              </mrow>
            </mtd>
            <mtd>
              <mtext>=</mtext>
            </mtd>
            <mtd>
              <mi>c</mi>
            </mtd>
          </mtr>
        </mtable>
      </mrow>
    </mrow>
    <annotation encoding="StarMath 5.0">alignr left lbrace matrix { x-y #"="# a ##
 y #"="# b + c ##
  z #"="# a + c ##
   t #"="# a + b ##
   w-t #"="# c
} right none </annotation>
  </semantics>
</math>
</file>

<file path=Object 104/content.xml><?xml version="1.0" encoding="utf-8"?>
<math xmlns="http://www.w3.org/1998/Math/MathML" display="block">
  <semantics>
    <mtable>
      <mtr>
        <mtd>
          <mrow>
            <mi>L</mi>
            <mn>1</mn>
            <mi>←</mi>
            <mi>L</mi>
            <mn>1</mn>
          </mrow>
        </mtd>
      </mtr>
      <mtr>
        <mtd>
          <mrow>
            <mi>L</mi>
            <mn>2</mn>
            <mi>←</mi>
            <mi>L</mi>
            <mrow>
              <mn>2</mn>
              <mo stretchy="false">−</mo>
              <mi>L</mi>
            </mrow>
            <mn>5</mn>
          </mrow>
        </mtd>
      </mtr>
      <mtr>
        <mtd>
          <mrow>
            <mi>L</mi>
            <mn>3</mn>
            <mi>←</mi>
            <mi>L</mi>
            <mrow>
              <mn>3</mn>
              <mo stretchy="false">−</mo>
              <mi>L</mi>
            </mrow>
            <mn>1</mn>
          </mrow>
        </mtd>
      </mtr>
      <mtr>
        <mtd>
          <mrow>
            <mi>L</mi>
            <mn>4</mn>
            <mi>←</mi>
            <mi>L</mi>
            <mrow>
              <mn>4</mn>
              <mo stretchy="false">−</mo>
              <mi>L</mi>
            </mrow>
            <mn>1</mn>
          </mrow>
        </mtd>
      </mtr>
      <mtr>
        <mtd>
          <mrow>
            <mi>L</mi>
            <mn>5</mn>
            <mi>←</mi>
            <mi>L</mi>
            <mn>5</mn>
          </mrow>
        </mtd>
      </mtr>
    </mtable>
    <annotation encoding="StarMath 5.0">L1 ← L1 
newline
L2 ← L2 - L5
newline
L3 ← L3 - L1
newline
L4 ← L4 - L1
newline
L5 ← L5</annotation>
  </semantics>
</math>
</file>

<file path=Object 10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−</mo>
                <mi>y</mi>
              </mrow>
            </mtd>
            <mtd>
              <mtext>=</mtext>
            </mtd>
            <mtd>
              <mi>a</mi>
            </mtd>
          </mtr>
          <mtr>
            <mtd>
              <mrow>
                <mi>y</mi>
                <mo stretchy="false">+</mo>
                <mi>t</mi>
                <mo stretchy="false">−</mo>
                <mi>w</mi>
              </mrow>
            </mtd>
            <mtd>
              <mtext>=</mtext>
            </mtd>
            <mtd>
              <mi>b</mi>
            </mtd>
          </mtr>
          <mtr>
            <mtd>
              <mrow>
                <mrow>
                  <mo stretchy="false">−</mo>
                  <mi>x</mi>
                </mrow>
                <mo stretchy="false">+</mo>
                <mi>z</mi>
                <mo stretchy="false">+</mo>
                <mi>y</mi>
              </mrow>
            </mtd>
            <mtd>
              <mtext>=</mtext>
            </mtd>
            <mtd>
              <mi>c</mi>
            </mtd>
          </mtr>
          <mtr>
            <mtd>
              <mrow>
                <mrow>
                  <mo stretchy="false">−</mo>
                  <mi>x</mi>
                </mrow>
                <mo stretchy="false">+</mo>
                <mi>y</mi>
                <mo stretchy="false">+</mo>
                <mi>t</mi>
              </mrow>
            </mtd>
            <mtd>
              <mtext>=</mtext>
            </mtd>
            <mtd>
              <mi>b</mi>
            </mtd>
          </mtr>
          <mtr>
            <mtd>
              <mrow>
                <mrow>
                  <mo stretchy="false">−</mo>
                  <mi>t</mi>
                </mrow>
                <mo stretchy="false">+</mo>
                <mi>w</mi>
              </mrow>
            </mtd>
            <mtd>
              <mtext>=</mtext>
            </mtd>
            <mtd>
              <mi>c</mi>
            </mtd>
          </mtr>
        </mtable>
      </mrow>
    </mrow>
    <annotation encoding="StarMath 5.0">alignr left lbrace matrix {
 x-y #"="# a ##
 y + t - w #"="# b  ##
 - x + z +y #"="# c ##
 - x+y +t #"="# b ##
 -t +w 	#"="# c
} right none </annotation>
  </semantics>
</math>
</file>

<file path=Object 106/content.xml><?xml version="1.0" encoding="utf-8"?>
<math xmlns="http://www.w3.org/1998/Math/MathML" display="block">
  <semantics>
    <mtable>
      <mtr>
        <mtd>
          <mrow>
            <mi>L</mi>
            <mn>1</mn>
            <mi>←</mi>
            <mi>L</mi>
            <mn>1</mn>
          </mrow>
        </mtd>
      </mtr>
      <mtr>
        <mtd>
          <mrow>
            <mi>L</mi>
            <mn>2</mn>
            <mi>←</mi>
            <mi>L</mi>
            <mn>2</mn>
          </mrow>
        </mtd>
      </mtr>
      <mtr>
        <mtd>
          <mrow>
            <mi>L</mi>
            <mn>3</mn>
            <mi>←</mi>
            <mi>L</mi>
            <mrow>
              <mn>3</mn>
              <mo stretchy="false">−</mo>
              <mi>L</mi>
            </mrow>
            <mn>5</mn>
          </mrow>
        </mtd>
      </mtr>
      <mtr>
        <mtd>
          <mrow>
            <mi>L</mi>
            <mn>4</mn>
            <mi>←</mi>
            <mi>L</mi>
            <mrow>
              <mn>4</mn>
              <mo stretchy="false">−</mo>
              <mi>L</mi>
            </mrow>
            <mn>2</mn>
          </mrow>
        </mtd>
      </mtr>
      <mtr>
        <mtd>
          <mrow>
            <mi>L</mi>
            <mn>5</mn>
            <mi>←</mi>
            <mi>L</mi>
            <mn>5</mn>
          </mrow>
        </mtd>
      </mtr>
    </mtable>
    <annotation encoding="StarMath 5.0">L1 ← L1 
newline
L2 ← L2 
newline
L3 ← L3 - L5
newline
L4 ← L4 - L2
newline
L5 ← L5</annotation>
  </semantics>
</math>
</file>

<file path=Object 10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−</mo>
                <mi>y</mi>
              </mrow>
            </mtd>
            <mtd>
              <mtext>=</mtext>
            </mtd>
            <mtd>
              <mi>a</mi>
            </mtd>
          </mtr>
          <mtr>
            <mtd>
              <mrow>
                <mi>y</mi>
                <mo stretchy="false">+</mo>
                <mi>t</mi>
                <mo stretchy="false">−</mo>
                <mi>w</mi>
              </mrow>
            </mtd>
            <mtd>
              <mtext>=</mtext>
            </mtd>
            <mtd>
              <mi>b</mi>
            </mtd>
          </mtr>
          <mtr>
            <mtd>
              <mrow>
                <mrow>
                  <mo stretchy="false">−</mo>
                  <mi>x</mi>
                </mrow>
                <mo stretchy="false">+</mo>
                <mi>y</mi>
                <mo stretchy="false">+</mo>
                <mi>z</mi>
                <mo stretchy="false">+</mo>
                <mi>t</mi>
                <mo stretchy="false">−</mo>
                <mi>w</mi>
              </mrow>
            </mtd>
            <mtd>
              <mtext>=</mtext>
            </mtd>
            <mtd>
              <mn>0</mn>
            </mtd>
          </mtr>
          <mtr>
            <mtd>
              <mrow>
                <mrow>
                  <mo stretchy="false">−</mo>
                  <mi>x</mi>
                </mrow>
                <mo stretchy="false">+</mo>
                <mi>w</mi>
              </mrow>
            </mtd>
            <mtd>
              <mtext>=</mtext>
            </mtd>
            <mtd>
              <mn>0</mn>
            </mtd>
          </mtr>
          <mtr>
            <mtd>
              <mrow>
                <mrow>
                  <mo stretchy="false">−</mo>
                  <mi>t</mi>
                </mrow>
                <mo stretchy="false">+</mo>
                <mi>w</mi>
              </mrow>
            </mtd>
            <mtd>
              <mtext>=</mtext>
            </mtd>
            <mtd>
              <mi>c</mi>
            </mtd>
          </mtr>
        </mtable>
      </mrow>
    </mrow>
    <annotation encoding="StarMath 5.0">alignr left lbrace matrix {
 x-y #"="# a ##
 y + t - w #"="# b  ##
 - x +y + z + t - w #"="# 0 ##
 - x + w #"="# 0 ##
 -t +w 	#"="# c
} right none </annotation>
  </semantics>
</math>
</file>

<file path=Object 108/content.xml><?xml version="1.0" encoding="utf-8"?>
<math xmlns="http://www.w3.org/1998/Math/MathML" display="block">
  <semantics>
    <mtable>
      <mtr>
        <mtd>
          <mrow>
            <mi>L</mi>
            <mn>3</mn>
            <mi>←</mi>
            <mi>L</mi>
            <mrow>
              <mn>3</mn>
              <mo stretchy="false">−</mo>
              <mi>L</mi>
            </mrow>
            <mn>4</mn>
          </mrow>
        </mtd>
      </mtr>
      <mtr>
        <mtd>
          <mrow>
            <mi>L</mi>
            <mn>4</mn>
            <mrow>
              <mi>←</mi>
              <mo stretchy="false">−</mo>
              <mi>L</mi>
            </mrow>
            <mn>4</mn>
          </mrow>
        </mtd>
      </mtr>
    </mtable>
    <annotation encoding="StarMath 5.0">
L3 ← L3 - L4
newline
L4 ← -L4
</annotation>
  </semantics>
</math>
</file>

<file path=Object 10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y</mi>
                  <mo stretchy="false">+</mo>
                  <mi>z</mi>
                  <mo stretchy="false">+</mo>
                  <mi>t</mi>
                  <mo stretchy="false">−</mo>
                  <mn>2</mn>
                </mrow>
                <mi>w</mi>
              </mrow>
            </mtd>
            <mtd>
              <mtext>=</mtext>
            </mtd>
            <mtd>
              <mn>0</mn>
            </mtd>
          </mtr>
          <mtr>
            <mtd>
              <mrow>
                <mi>x</mi>
                <mo stretchy="false">−</mo>
                <mi>w</mi>
              </mrow>
            </mtd>
            <mtd>
              <mtext>=</mtext>
            </mtd>
            <mtd>
              <mn>0</mn>
            </mtd>
          </mtr>
        </mtable>
      </mrow>
    </mrow>
    <annotation encoding="StarMath 5.0">alignr left lbrace matrix {

 y + z + t - 2w #"="# 0 ##
 x - w #"="# 0 
} right none </annotation>
  </semantics>
</math>
</file>

<file path=Object 11/content.xml><?xml version="1.0" encoding="utf-8"?>
<math xmlns="http://www.w3.org/1998/Math/MathML" display="block">
  <semantics>
    <mrow>
      <mi>L</mi>
      <mn>2</mn>
      <mi>←</mi>
      <mi>L</mi>
      <mrow>
        <mn>2</mn>
        <mo stretchy="false">−</mo>
        <mfrac>
          <mfrac>
            <mrow>
              <mo stretchy="false">−</mo>
              <mn>3</mn>
            </mrow>
            <mn>1</mn>
          </mfrac>
          <mrow>
            <mo stretchy="false">−</mo>
            <mn>15</mn>
          </mrow>
        </mfrac>
      </mrow>
      <mi>L</mi>
      <mn>3</mn>
    </mrow>
    <annotation encoding="StarMath 5.0">L2 ← L2 - frac{frac { -3 } { 1 }}{-15 } L3  </annotation>
  </semantics>
</math>
</file>

<file path=Object 12/content.xml><?xml version="1.0" encoding="utf-8"?>
<math xmlns="http://www.w3.org/1998/Math/MathML" display="block">
  <semantics>
    <mrow>
      <mi>L</mi>
      <mn>1</mn>
      <mi>←</mi>
      <mi>L</mi>
      <mrow>
        <mn>1</mn>
        <mo stretchy="false">−</mo>
        <mfrac>
          <mn>2</mn>
          <mn>5</mn>
        </mfrac>
      </mrow>
      <mi>L</mi>
      <mn>2</mn>
    </mrow>
    <annotation encoding="StarMath 5.0">L1 ← L1 - frac{ 2 }{ 5 }L2</annotation>
  </semantics>
</math>
</file>

<file path=Object 1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0</mn>
            </mtd>
            <mtd>
              <mn>0</mn>
            </mtd>
            <mtd>
              <mrow>
                <mo stretchy="false">−</mo>
                <mn>3</mn>
              </mrow>
            </mtd>
          </mtr>
          <mtr>
            <mtd>
              <mn>0</mn>
            </mtd>
            <mtd>
              <mn>5</mn>
            </mtd>
            <mtd>
              <mn>0</mn>
            </mtd>
            <mtd>
              <mn>30</mn>
            </mtd>
          </mtr>
          <mtr>
            <mtd>
              <mn>0</mn>
            </mtd>
            <mtd>
              <mn>0</mn>
            </mtd>
            <mtd>
              <mfrac>
                <mn>1</mn>
                <mn>15</mn>
              </mfrac>
            </mtd>
            <mtd>
              <mfrac>
                <mn>3</mn>
                <mn>5</mn>
              </mfrac>
            </mtd>
          </mtr>
        </mtable>
      </mrow>
      <mo fence="true" form="postfix" stretchy="true">]</mo>
    </mrow>
    <annotation encoding="StarMath 5.0">left[matrix{
3 # 0 # 0 # -3 ##
0 # 5 # 0 # 30 ##
0 # 0 # frac {1} {15} # frac {3} {5}
  } right]
 </annotation>
  </semantics>
</math>
</file>

<file path=Object 14/content.xml><?xml version="1.0" encoding="utf-8"?>
<math xmlns="http://www.w3.org/1998/Math/MathML" display="block">
  <semantics>
    <mrow>
      <mi>L</mi>
      <mn>1</mn>
      <mi>←</mi>
      <mfrac>
        <mn>1</mn>
        <mn>3</mn>
      </mfrac>
      <mi>L</mi>
      <mn>1</mn>
    </mrow>
    <annotation encoding="StarMath 5.0">L1 ← frac 1 3 L1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row>
                <mo stretchy="false">−</mo>
                <mn>1</mn>
              </mrow>
            </mtd>
          </mtr>
          <mtr>
            <mtd>
              <mn>0</mn>
            </mtd>
            <mtd>
              <mn>5</mn>
            </mtd>
            <mtd>
              <mn>0</mn>
            </mtd>
            <mtd>
              <mn>30</mn>
            </mtd>
          </mtr>
          <mtr>
            <mtd>
              <mn>0</mn>
            </mtd>
            <mtd>
              <mn>0</mn>
            </mtd>
            <mtd>
              <mfrac>
                <mn>1</mn>
                <mn>15</mn>
              </mfrac>
            </mtd>
            <mtd>
              <mfrac>
                <mn>3</mn>
                <mn>5</mn>
              </mfrac>
            </mtd>
          </mtr>
        </mtable>
      </mrow>
      <mo fence="true" form="postfix" stretchy="true">]</mo>
    </mrow>
    <annotation encoding="StarMath 5.0">left[matrix{
1 # 0 # 0 # -1 ##
0 # 5 # 0 # 30 ##
0 # 0 # frac {1} {15} # frac {3} {5}
  } right]
 </annotation>
  </semantics>
</math>
</file>

<file path=Object 16/content.xml><?xml version="1.0" encoding="utf-8"?>
<math xmlns="http://www.w3.org/1998/Math/MathML" display="block">
  <semantics>
    <mrow>
      <mi>L</mi>
      <mn>1</mn>
      <mi>←</mi>
      <mfrac>
        <mn>1</mn>
        <mn>5</mn>
      </mfrac>
      <mi>L</mi>
      <mn>2</mn>
    </mrow>
    <annotation encoding="StarMath 5.0">L1 ← frac 1 5 L2</annotation>
  </semantics>
</math>
</file>

<file path=Object 1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row>
                <mo stretchy="false">−</mo>
                <mn>1</mn>
              </mrow>
            </mtd>
          </mtr>
          <mtr>
            <mtd>
              <mn>0</mn>
            </mtd>
            <mtd>
              <mn>1</mn>
            </mtd>
            <mtd>
              <mn>0</mn>
            </mtd>
            <mtd>
              <mn>6</mn>
            </mtd>
          </mtr>
          <mtr>
            <mtd>
              <mn>0</mn>
            </mtd>
            <mtd>
              <mn>0</mn>
            </mtd>
            <mtd>
              <mfrac>
                <mn>1</mn>
                <mn>15</mn>
              </mfrac>
            </mtd>
            <mtd>
              <mfrac>
                <mn>3</mn>
                <mn>5</mn>
              </mfrac>
            </mtd>
          </mtr>
        </mtable>
      </mrow>
      <mo fence="true" form="postfix" stretchy="true">]</mo>
    </mrow>
    <annotation encoding="StarMath 5.0">left[matrix{
1 # 0 # 0 # -1 ##
0 # 1 # 0 # 6 ##
0 # 0 # frac {1} {15} # frac {3} {5}
  } right]
 </annotation>
  </semantics>
</math>
</file>

<file path=Object 18/content.xml><?xml version="1.0" encoding="utf-8"?>
<math xmlns="http://www.w3.org/1998/Math/MathML" display="block">
  <semantics>
    <mrow>
      <mi>L</mi>
      <mn>3</mn>
      <mi>←</mi>
      <mfrac>
        <mn>1</mn>
        <mfrac>
          <mn>1</mn>
          <mn>15</mn>
        </mfrac>
      </mfrac>
      <mi>L</mi>
      <mn>3</mn>
    </mrow>
    <annotation encoding="StarMath 5.0">L3 ← frac 1 frac 1 15 L3</annotation>
  </semantics>
</math>
</file>

<file path=Object 1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row>
                <mo stretchy="false">−</mo>
                <mn>1</mn>
              </mrow>
            </mtd>
          </mtr>
          <mtr>
            <mtd>
              <mn>0</mn>
            </mtd>
            <mtd>
              <mn>1</mn>
            </mtd>
            <mtd>
              <mn>0</mn>
            </mtd>
            <mtd>
              <mn>6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9</mn>
            </mtd>
          </mtr>
        </mtable>
      </mrow>
      <mo fence="true" form="postfix" stretchy="true">]</mo>
    </mrow>
    <annotation encoding="StarMath 5.0">left[matrix{
1 # 0 # 0 # -1 ##
0 # 1 # 0 # 6 ##
0 # 0 # 1 # 9
  } right]
 </annotation>
  </semantics>
</math>
</file>

<file path=Object 2/content.xml><?xml version="1.0" encoding="utf-8"?>
<math xmlns="http://www.w3.org/1998/Math/MathML" display="block">
  <semantics>
    <mrow>
      <mi>L</mi>
      <mn>2</mn>
      <mi>←</mi>
      <mi>L</mi>
      <mrow>
        <mn>2</mn>
        <mo stretchy="false">−</mo>
        <mrow>
          <mrow>
            <mo fence="true" form="prefix" stretchy="false">(</mo>
            <mrow>
              <mfrac>
                <mrow>
                  <mo stretchy="false">−</mo>
                  <mn>3</mn>
                </mrow>
                <mn>3</mn>
              </mfrac>
            </mrow>
            <mo fence="true" form="postfix" stretchy="false">)</mo>
          </mrow>
          <mo stretchy="false">∗</mo>
          <mi>L</mi>
        </mrow>
      </mrow>
      <mn>1</mn>
    </mrow>
    <annotation encoding="StarMath 5.0">L2 ← L2 - (frac {-3} {3}) * L1</annotation>
  </semantics>
</math>
</file>

<file path=Object 2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frac>
                <mn>1</mn>
                <mn>3</mn>
              </mfrac>
            </mtd>
          </mtr>
          <mtr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frac>
                <mrow>
                  <mo stretchy="false">−</mo>
                  <mn>8</mn>
                </mrow>
                <mn>9</mn>
              </mfrac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frac>
                <mn>1</mn>
                <mn>9</mn>
              </mfrac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frac>
                <mn>5</mn>
                <mn>6</mn>
              </mfrac>
            </mtd>
          </mtr>
        </mtable>
      </mrow>
      <mo fence="true" form="postfix" stretchy="true">]</mo>
    </mrow>
    <annotation encoding="StarMath 5.0">left[matrix{
1 # 0 # 0 # 0 # frac 1 3 ##
0 # 1 # 0 # 0 # frac -8 9 ##
0 # 0 # 1 # 0 # frac 1 9 ##
0 # 0 # 0 # 1 # frac 5 6 
  } right]
 </annotation>
  </semantics>
</math>
</file>

<file path=Object 2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3</mn>
            </mtd>
            <mtd>
              <mn>1</mn>
            </mtd>
            <mtd>
              <mn>2</mn>
            </mtd>
            <mtd>
              <mn>0</mn>
            </mtd>
          </mtr>
          <mtr>
            <mtd>
              <mn>3</mn>
            </mtd>
            <mtd>
              <mn>3</mn>
            </mtd>
            <mtd>
              <mn>4</mn>
            </mtd>
            <mtd>
              <mn>0</mn>
            </mtd>
          </mtr>
        </mtable>
      </mrow>
      <mo fence="true" form="postfix" stretchy="true">]</mo>
    </mrow>
    <annotation encoding="StarMath 5.0">left[matrix{
3 # 0 # 1 # 0 ##
3 # 1 # 2 # 0 ##
3 # 3 # 4 # 0
} right]
 </annotation>
  </semantics>
</math>
</file>

<file path=Object 2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3</mn>
            </mtd>
            <mtd>
              <mn>3</mn>
            </mtd>
            <mtd>
              <mn>4</mn>
            </mtd>
            <mtd>
              <mn>0</mn>
            </mtd>
          </mtr>
        </mtable>
      </mrow>
      <mo fence="true" form="postfix" stretchy="true">]</mo>
    </mrow>
    <annotation encoding="StarMath 5.0">left[matrix{
3 # 0 # 1 # 0 ##
0 # 1 # 1 # 0 ##
3 # 3 # 4 # 0
} right]
 </annotation>
  </semantics>
</math>
</file>

<file path=Object 2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3</mn>
            </mtd>
            <mtd>
              <mn>3</mn>
            </mtd>
            <mtd>
              <mn>0</mn>
            </mtd>
          </mtr>
        </mtable>
      </mrow>
      <mo fence="true" form="postfix" stretchy="true">]</mo>
    </mrow>
    <annotation encoding="StarMath 5.0">left[matrix{
3 # 0 # 1 # 0 ##
0 # 1 # 1 # 0 ##
0 # 3 # 3 # 0
} right]
 </annotation>
  </semantics>
</math>
</file>

<file path=Object 2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form="postfix" stretchy="true">]</mo>
    </mrow>
    <annotation encoding="StarMath 5.0">left[matrix{
3 # 0 # 1 # 0 ##
0 # 1 # 1 # 0 ##
0 # 0 # 0 # 0
} right]
 </annotation>
  </semantics>
</math>
</file>

<file path=Object 2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frac>
                <mn>1</mn>
                <mn>3</mn>
              </mfrac>
            </mtd>
            <mtd>
              <mn>0</mn>
            </mtd>
          </mtr>
          <mtr>
            <mtd>
              <mn>0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form="postfix" stretchy="true">]</mo>
    </mrow>
    <annotation encoding="StarMath 5.0">left[matrix{
1 # 0 # frac 1 3 # 0 ##
0 # 1 # 1 # 0 ##
0 # 0 # 0 # 0
} right]
 </annotation>
  </semantics>
</math>
</file>

<file path=Object 26/content.xml><?xml version="1.0" encoding="utf-8"?>
<math xmlns="http://www.w3.org/1998/Math/MathML" display="block">
  <semantics>
    <mrow>
      <mi>L</mi>
      <mn>2</mn>
      <mi>←</mi>
      <mi>L</mi>
      <mrow>
        <mn>2</mn>
        <mo stretchy="false">−</mo>
        <mfrac>
          <mn>3</mn>
          <mn>3</mn>
        </mfrac>
      </mrow>
      <mi>L</mi>
      <mn>1</mn>
    </mrow>
    <annotation encoding="StarMath 5.0">L2 ← L2 - frac 3 3 L1</annotation>
  </semantics>
</math>
</file>

<file path=Object 27/content.xml><?xml version="1.0" encoding="utf-8"?>
<math xmlns="http://www.w3.org/1998/Math/MathML" display="block">
  <semantics>
    <mrow>
      <mi>L</mi>
      <mn>3</mn>
      <mi>←</mi>
      <mi>L</mi>
      <mrow>
        <mn>3</mn>
        <mo stretchy="false">−</mo>
        <mfrac>
          <mn>3</mn>
          <mn>3</mn>
        </mfrac>
      </mrow>
      <mi>L</mi>
      <mn>1</mn>
    </mrow>
    <annotation encoding="StarMath 5.0">L3 ← L3 - frac 3 3 L1</annotation>
  </semantics>
</math>
</file>

<file path=Object 28/content.xml><?xml version="1.0" encoding="utf-8"?>
<math xmlns="http://www.w3.org/1998/Math/MathML" display="block">
  <semantics>
    <mrow>
      <mi>L</mi>
      <mn>3</mn>
      <mi>←</mi>
      <mi>L</mi>
      <mrow>
        <mn>3</mn>
        <mo stretchy="false">−</mo>
        <mfrac>
          <mn>3</mn>
          <mn>1</mn>
        </mfrac>
      </mrow>
      <mi>L</mi>
      <mn>2</mn>
    </mrow>
    <annotation encoding="StarMath 5.0">L3 ← L3 - frac 3 1 L2</annotation>
  </semantics>
</math>
</file>

<file path=Object 29/content.xml><?xml version="1.0" encoding="utf-8"?>
<math xmlns="http://www.w3.org/1998/Math/MathML" display="block">
  <semantics>
    <mrow>
      <mi>L</mi>
      <mn>1</mn>
      <mi>←</mi>
      <mfrac>
        <mn>1</mn>
        <mn>3</mn>
      </mfrac>
      <mi>L</mi>
      <mn>1</mn>
    </mrow>
    <annotation encoding="StarMath 5.0">L1 ← frac 1 3 L1</annotation>
  </semantics>
</math>
</file>

<file path=Object 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2</mn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0</mn>
            </mtd>
            <mtd>
              <mn>5</mn>
            </mtd>
            <mtd>
              <mrow>
                <mo stretchy="false">−</mo>
                <mn>3</mn>
              </mrow>
            </mtd>
            <mtd>
              <mn>3</mn>
            </mtd>
          </mtr>
          <mtr>
            <mtd>
              <mn>2</mn>
            </mtd>
            <mtd>
              <mrow>
                <mo stretchy="false">−</mo>
                <mn>3</mn>
              </mrow>
            </mtd>
            <mtd>
              <mn>2</mn>
            </mtd>
            <mtd>
              <mrow>
                <mo stretchy="false">−</mo>
                <mn>2</mn>
              </mrow>
            </mtd>
          </mtr>
        </mtable>
      </mrow>
      <mo fence="true" form="postfix" stretchy="true">]</mo>
    </mrow>
    <annotation encoding="StarMath 5.0">left[matrix{3 # 2 # -1 # 0 ## 0 # 5 # -3 # 3 ## 2 # -3 # 2 # -2} right]
 </annotation>
  </semantics>
</math>
</file>

<file path=Object 3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row>
                <mo stretchy="false">−</mo>
                <mn>1</mn>
              </mrow>
            </mtd>
            <mtd>
              <mn>1</mn>
            </mtd>
            <mtd>
              <mn>0</mn>
            </mtd>
          </mtr>
          <mtr>
            <mtd>
              <mn>2</mn>
            </mtd>
            <mtd>
              <mrow>
                <mo stretchy="false">−</mo>
                <mn>2</mn>
              </mrow>
            </mtd>
            <mtd>
              <mn>2</mn>
            </mtd>
            <mtd>
              <mn>0</mn>
            </mtd>
          </mtr>
          <mtr>
            <mtd>
              <mrow>
                <mo stretchy="false">−</mo>
                <mn>1</mn>
              </mrow>
            </mtd>
            <mtd>
              <mn>1</mn>
            </mtd>
            <mtd>
              <mrow>
                <mo stretchy="false">−</mo>
                <mn>1</mn>
              </mrow>
            </mtd>
            <mtd>
              <mn>0</mn>
            </mtd>
          </mtr>
        </mtable>
      </mrow>
      <mo fence="true" form="postfix" stretchy="true">]</mo>
    </mrow>
    <annotation encoding="StarMath 5.0">left[matrix{
1 # -1 # 1 # 0 ##
2 # -2 # 2 # 0 ##
-1 # 1 # -1 # 0
} right]
 </annotation>
  </semantics>
</math>
</file>

<file path=Object 3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1</mn>
            </mtd>
            <mtd>
              <mn>1</mn>
            </mtd>
            <mtd>
              <mn>2</mn>
            </mtd>
            <mtd>
              <mn>1</mn>
            </mtd>
            <mtd>
              <mn>0</mn>
            </mtd>
          </mtr>
          <mtr>
            <mtd>
              <mn>1</mn>
            </mtd>
            <mtd>
              <mn>2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2</mn>
            </mtd>
            <mtd>
              <mn>1</mn>
            </mtd>
            <mtd>
              <mn>1</mn>
            </mtd>
            <mtd>
              <mn>2</mn>
            </mtd>
            <mtd>
              <mn>0</mn>
            </mtd>
          </mtr>
        </mtable>
      </mrow>
      <mo fence="true" form="postfix" stretchy="true">]</mo>
    </mrow>
    <annotation encoding="StarMath 5.0">left[matrix{
1 # 1 # 1 # 1 # 0 ##
1 # 1 # 2 # 1 # 0 ##
1 # 2 # 1 # 1 # 0 ##
2 # 1 # 1 # 2 # 0 
} right]
 </annotation>
  </semantics>
</math>
</file>

<file path=Object 3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1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1</mn>
            </mtd>
            <mtd>
              <mn>1</mn>
            </mtd>
            <mtd>
              <mn>2</mn>
            </mtd>
            <mtd>
              <mn>1</mn>
            </mtd>
            <mtd>
              <mn>0</mn>
            </mtd>
          </mtr>
          <mtr>
            <mtd>
              <mn>1</mn>
            </mtd>
            <mtd>
              <mn>2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2</mn>
            </mtd>
            <mtd>
              <mn>4</mn>
            </mtd>
            <mtd>
              <mn>1</mn>
            </mtd>
            <mtd>
              <mrow>
                <mo stretchy="false">−</mo>
                <mn>3</mn>
              </mrow>
            </mtd>
            <mtd>
              <mn>0</mn>
            </mtd>
          </mtr>
        </mtable>
      </mrow>
      <mo fence="true" form="postfix" stretchy="true">]</mo>
    </mrow>
    <annotation encoding="StarMath 5.0">left[matrix{
1 # 1 # 1 # 1 # 0 ##
1 # 1 # 2 # 1 # 0 ##
1 # 2 # 1 # 1 # 0 ##
2 # 4 # 1 # -3 # 0 
} right]
 </annotation>
  </semantics>
</math>
</file>

<file path=Object 33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</mn>
            </mtd>
            <mtd>
              <mn>3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3</mn>
            </mtd>
            <mtd>
              <mrow>
                <mo stretchy="false">−</mo>
                <mn>1</mn>
              </mrow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4</mn>
            </mtd>
            <mtd>
              <mn>3</mn>
            </mtd>
            <mtd>
              <mn>3</mn>
            </mtd>
            <mtd>
              <mn>3</mn>
            </mtd>
            <mtd>
              <mn>0</mn>
            </mtd>
          </mtr>
        </mtable>
      </mrow>
      <mo fence="true" form="postfix" stretchy="true">]</mo>
    </mrow>
    <annotation encoding="StarMath 5.0">left[matrix{
2 # 3 # 1 # 1 # 0 ##
1 # 0 # 1 # 1 # 0 ##
0 # 3 # -1 # -1 # 0 ##
4 # 3 # 3 # 3 # 0 
} right]
 </annotation>
  </semantics>
</math>
</file>

<file path=Object 3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row>
                <mo stretchy="false">−</mo>
                <mn>1</mn>
              </mrow>
            </mtd>
            <mtd>
              <mn>1</mn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2</mn>
            </mtd>
            <mtd>
              <mrow>
                <mo stretchy="false">−</mo>
                <mn>2</mn>
              </mrow>
            </mtd>
            <mtd>
              <mn>2</mn>
            </mtd>
            <mtd>
              <mrow>
                <mo stretchy="false">−</mo>
                <mn>2</mn>
              </mrow>
            </mtd>
            <mtd>
              <mn>0</mn>
            </mtd>
          </mtr>
          <mtr>
            <mtd>
              <mrow>
                <mo stretchy="false">−</mo>
                <mn>1</mn>
              </mrow>
            </mtd>
            <mtd>
              <mn>1</mn>
            </mtd>
            <mtd>
              <mrow>
                <mo stretchy="false">−</mo>
                <mn>1</mn>
              </mrow>
            </mtd>
            <mtd>
              <mn>1</mn>
            </mtd>
            <mtd>
              <mn>0</mn>
            </mtd>
          </mtr>
          <mtr>
            <mtd>
              <mrow>
                <mo stretchy="false">−</mo>
                <mn>2</mn>
              </mrow>
            </mtd>
            <mtd>
              <mn>2</mn>
            </mtd>
            <mtd>
              <mrow>
                <mo stretchy="false">−</mo>
                <mn>2</mn>
              </mrow>
            </mtd>
            <mtd>
              <mn>2</mn>
            </mtd>
            <mtd>
              <mn>0</mn>
            </mtd>
          </mtr>
        </mtable>
      </mrow>
      <mo fence="true" form="postfix" stretchy="true">]</mo>
    </mrow>
    <annotation encoding="StarMath 5.0">left[matrix{
1 # -1 # 1 # -1 # 0 ##
2 # -2 # 2 # -2 # 0 ##
-1 # 1 # -1 # 1 # 0 ##
-2 # 2 # -2 # 2 # 0 
} right]
 </annotation>
  </semantics>
</math>
</file>

<file path=Object 3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row>
                <mo stretchy="false">−</mo>
                <mn>1</mn>
              </mrow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form="postfix" stretchy="true">]</mo>
    </mrow>
    <annotation encoding="StarMath 5.0">left[matrix{
1 # -1 # 1 # 0 ##
0 # 0 # 0 # 0 ##
0 # 0 # 0 # 0
} right]
 </annotation>
  </semantics>
</math>
</file>

<file path=Object 3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form="postfix" stretchy="true">]</mo>
    </mrow>
    <annotation encoding="StarMath 5.0">left[matrix{
1 # 0 # 0 # 1 # 0 ##
0 # 1 # 0 # 0 # 0 ##
0 # 0 # 1 # 0 # 0 ##
0 # 0 # 0 # 0 # 0 
} right]
 </annotation>
  </semantics>
</math>
</file>

<file path=Object 37/content.xml><?xml version="1.0" encoding="utf-8"?>
<math xmlns="http://www.w3.org/1998/Math/MathML" display="block">
  <semantics>
    <mrow>
      <mtext>{</mtext>
      <mrow>
        <mo fence="true" form="prefix" stretchy="true">(</mo>
        <mrow>
          <mtable>
            <mtr>
              <mtd>
                <mrow>
                  <mfrac>
                    <mrow>
                      <mo stretchy="false">−</mo>
                      <mn>1</mn>
                    </mrow>
                    <mn>3</mn>
                  </mfrac>
                  <mi>z</mi>
                </mrow>
              </mtd>
            </mtr>
            <mtr>
              <mtd>
                <mrow>
                  <mo stretchy="false">−</mo>
                  <mi>z</mi>
                </mrow>
              </mtd>
            </mtr>
            <mtr>
              <mtd>
                <mi>z</mi>
              </mtd>
            </mtr>
          </mtable>
        </mrow>
        <mo fence="true" form="postfix" stretchy="true">)</mo>
      </mrow>
      <mi>,</mi>
      <mi>z</mi>
      <mi>ϵ</mi>
      <mi>R</mi>
      <mtext>}</mtext>
    </mrow>
    <annotation encoding="StarMath 5.0">"{" left(stack{frac -1 3z#-z#z} right),z ϵ R"}"</annotation>
  </semantics>
</math>
</file>

<file path=Object 38/content.xml><?xml version="1.0" encoding="utf-8"?>
<math xmlns="http://www.w3.org/1998/Math/MathML" display="block">
  <semantics>
    <mrow>
      <mo fence="true" form="prefix" stretchy="false">(</mo>
      <mrow>
        <mrow>
          <mo fence="true" form="prefix" stretchy="true">(</mo>
          <mrow>
            <mtable>
              <mtr>
                <mtd>
                  <mfrac>
                    <mrow>
                      <mo stretchy="false">−</mo>
                      <mn>1</mn>
                    </mrow>
                    <mn>3</mn>
                  </mfrac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o fence="true" form="postfix" stretchy="false">)</mo>
    </mrow>
    <annotation encoding="StarMath 5.0">(left ( stack {frac -1 3 # -1 # 1} right ))</annotation>
  </semantics>
</math>
</file>

<file path=Object 39/content.xml><?xml version="1.0" encoding="utf-8"?>
<math xmlns="http://www.w3.org/1998/Math/MathML" display="block">
  <semantics>
    <mrow>
      <mo fence="true" form="prefix" stretchy="false">(</mo>
      <mrow>
        <mrow>
          <mo fence="true" form="prefix" stretchy="true">(</mo>
          <mrow>
            <mtable>
              <mtr>
                <mtd>
                  <mfrac>
                    <mrow>
                      <mo stretchy="false">−</mo>
                      <mn>1</mn>
                    </mrow>
                    <mn>3</mn>
                  </mfrac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o fence="true" form="postfix" stretchy="false">)</mo>
    </mrow>
    <annotation encoding="StarMath 5.0">(left ( stack {frac -1 3 # -1 # 1} right ))</annotation>
  </semantics>
</math>
</file>

<file path=Object 4/content.xml><?xml version="1.0" encoding="utf-8"?>
<math xmlns="http://www.w3.org/1998/Math/MathML" display="block">
  <semantics>
    <mrow>
      <mi>L</mi>
      <mn>3</mn>
      <mi>←</mi>
      <mi>L</mi>
      <mrow>
        <mn>3</mn>
        <mo stretchy="false">−</mo>
        <mrow>
          <mrow>
            <mo fence="true" form="prefix" stretchy="false">(</mo>
            <mrow>
              <mfrac>
                <mrow>
                  <mo stretchy="false">−</mo>
                  <mn>2</mn>
                </mrow>
                <mn>3</mn>
              </mfrac>
            </mrow>
            <mo fence="true" form="postfix" stretchy="false">)</mo>
          </mrow>
          <mo stretchy="false">∗</mo>
          <mi>L</mi>
        </mrow>
      </mrow>
      <mn>1</mn>
    </mrow>
    <annotation encoding="StarMath 5.0">L3 ← L3 - (frac {-2} {3}) * L1</annotation>
  </semantics>
</math>
</file>

<file path=Object 40/content.xml><?xml version="1.0" encoding="utf-8"?>
<math xmlns="http://www.w3.org/1998/Math/MathML" display="block">
  <semantics>
    <msup>
      <mi>R</mi>
      <mn>3</mn>
    </msup>
    <annotation encoding="StarMath 5.0">R^3 </annotation>
  </semantics>
</math>
</file>

<file path=Object 41/content.xml><?xml version="1.0" encoding="utf-8"?>
<math xmlns="http://www.w3.org/1998/Math/MathML" display="block">
  <semantics>
    <mrow>
      <mtext>{</mtext>
      <mrow>
        <mo fence="true" form="prefix" stretchy="true">(</mo>
        <mrow>
          <mtable>
            <mtr>
              <mtd>
                <mrow>
                  <mi>y</mi>
                  <mo stretchy="false">−</mo>
                  <mi>z</mi>
                </mrow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form="postfix" stretchy="true">)</mo>
      </mrow>
      <mi>,</mi>
      <mi>y</mi>
      <mi>,</mi>
      <mi>z</mi>
      <mi>ϵ</mi>
      <mi>R</mi>
      <mtext>}</mtext>
    </mrow>
    <annotation encoding="StarMath 5.0">"{" left(stack{y-z#y#z} right), y,z ϵ R"}"</annotation>
  </semantics>
</math>
</file>

<file path=Object 42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i>,</mi>
          <mrow>
            <mo fence="true" form="prefix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form="postfix" stretchy="true">)</mo>
          </mrow>
        </mrow>
      </mrow>
      <mo fence="true" form="postfix" stretchy="false">)</mo>
    </mrow>
    <annotation encoding="StarMath 5.0">(left ( stack {1 # 1 # 0} right ),left ( stack {-1 # 0 # 1} right ))</annotation>
  </semantics>
</math>
</file>

<file path=Object 43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i>,</mi>
          <mrow>
            <mo fence="true" form="prefix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form="postfix" stretchy="true">)</mo>
          </mrow>
        </mrow>
      </mrow>
      <mo fence="true" form="postfix" stretchy="false">)</mo>
    </mrow>
    <annotation encoding="StarMath 5.0">(left ( stack {1 # 1 # 0} right ),left ( stack {-1 # 0 # 1} right ))</annotation>
  </semantics>
</math>
</file>

<file path=Object 44/content.xml><?xml version="1.0" encoding="utf-8"?>
<math xmlns="http://www.w3.org/1998/Math/MathML" display="block">
  <semantics>
    <msup>
      <mi>R</mi>
      <mn>3</mn>
    </msup>
    <annotation encoding="StarMath 5.0">R^3 </annotation>
  </semantics>
</math>
</file>

<file path=Object 45/content.xml><?xml version="1.0" encoding="utf-8"?>
<math xmlns="http://www.w3.org/1998/Math/MathML" display="block">
  <semantics>
    <mrow>
      <mtext>{</mtext>
      <mrow>
        <mo fence="true" form="prefix" stretchy="true">(</mo>
        <mrow>
          <mtable>
            <mtr>
              <mtd>
                <mrow>
                  <mo stretchy="false">−</mo>
                  <mi>t</mi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i>t</mi>
              </mtd>
            </mtr>
          </mtable>
        </mrow>
        <mo fence="true" form="postfix" stretchy="true">)</mo>
      </mrow>
      <mi>,</mi>
      <mi>t</mi>
      <mi>ϵ</mi>
      <mi>R</mi>
      <mtext>}</mtext>
    </mrow>
    <annotation encoding="StarMath 5.0">"{" left(stack{-t # 0 # 0 # t} right), t ϵ R"}"</annotation>
  </semantics>
</math>
</file>

<file path=Object 46/content.xml><?xml version="1.0" encoding="utf-8"?>
<math xmlns="http://www.w3.org/1998/Math/MathML" display="block">
  <semantics>
    <mrow>
      <mo fence="true" form="prefix" stretchy="false">(</mo>
      <mrow>
        <mrow>
          <mo fence="true" form="prefix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o fence="true" form="postfix" stretchy="false">)</mo>
    </mrow>
    <annotation encoding="StarMath 5.0">(left ( stack {-1 # 0 # 0 # 1} right ))</annotation>
  </semantics>
</math>
</file>

<file path=Object 47/content.xml><?xml version="1.0" encoding="utf-8"?>
<math xmlns="http://www.w3.org/1998/Math/MathML" display="block">
  <semantics>
    <mrow>
      <mo fence="true" form="prefix" stretchy="false">(</mo>
      <mrow>
        <mrow>
          <mo fence="true" form="prefix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o fence="true" form="postfix" stretchy="false">)</mo>
    </mrow>
    <annotation encoding="StarMath 5.0">(left ( stack {-1 # 0 # 0 # 1} right ))</annotation>
  </semantics>
</math>
</file>

<file path=Object 48/content.xml><?xml version="1.0" encoding="utf-8"?>
<math xmlns="http://www.w3.org/1998/Math/MathML" display="block">
  <semantics>
    <msup>
      <mi>R</mi>
      <mn>4</mn>
    </msup>
    <annotation encoding="StarMath 5.0">R^4 </annotation>
  </semantics>
</math>
</file>

<file path=Object 49/content.xml><?xml version="1.0" encoding="utf-8"?>
<math xmlns="http://www.w3.org/1998/Math/MathML" display="block">
  <semantics>
    <mrow>
      <mtext>{</mtext>
      <mrow>
        <mo fence="true" form="prefix" stretchy="true">(</mo>
        <mrow>
          <mtable>
            <mtr>
              <mtd>
                <mrow>
                  <mi>y</mi>
                  <mo stretchy="false">−</mo>
                  <mi>z</mi>
                  <mo stretchy="false">+</mo>
                  <mi>t</mi>
                </mrow>
              </mtd>
            </mtr>
            <mtr>
              <mtd>
                <mi>y</mi>
              </mtd>
            </mtr>
            <mtr>
              <mtd>
                <mi>z</mi>
              </mtd>
            </mtr>
            <mtr>
              <mtd>
                <mi>t</mi>
              </mtd>
            </mtr>
          </mtable>
        </mrow>
        <mo fence="true" form="postfix" stretchy="true">)</mo>
      </mrow>
      <mi>,</mi>
      <mi>z</mi>
      <mi>,</mi>
      <mi>t</mi>
      <mi>ε</mi>
      <mi>R</mi>
      <mtext>}</mtext>
    </mrow>
    <annotation encoding="StarMath 5.0">"{" left(stack{y-z+t#y#z#t} right),z,t %varepsilon R"}"</annotation>
  </semantics>
</math>
</file>

<file path=Object 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2</mn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0</mn>
            </mtd>
            <mtd>
              <mn>5</mn>
            </mtd>
            <mtd>
              <mrow>
                <mo stretchy="false">−</mo>
                <mn>3</mn>
              </mrow>
            </mtd>
            <mtd>
              <mn>3</mn>
            </mtd>
          </mtr>
          <mtr>
            <mtd>
              <mn>0</mn>
            </mtd>
            <mtd>
              <mfrac>
                <mrow>
                  <mo stretchy="false">−</mo>
                  <mn>13</mn>
                </mrow>
                <mn>3</mn>
              </mfrac>
            </mtd>
            <mtd>
              <mfrac>
                <mn>8</mn>
                <mn>3</mn>
              </mfrac>
            </mtd>
            <mtd>
              <mrow>
                <mo stretchy="false">−</mo>
                <mn>2</mn>
              </mrow>
            </mtd>
          </mtr>
        </mtable>
      </mrow>
      <mo fence="true" form="postfix" stretchy="true">]</mo>
    </mrow>
    <annotation encoding="StarMath 5.0">left[matrix{3 # 2 # -1 # 0 ## 0 # 5 # -3 # 3 ## 0 # frac {-13} {3} # frac {8} {3} # -2} right]
 </annotation>
  </semantics>
</math>
</file>

<file path=Object 50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i>,</mi>
          <mrow>
            <mo fence="true" form="prefix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i>,</mi>
          <mrow>
            <mo fence="true" form="prefix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form="postfix" stretchy="true">)</mo>
          </mrow>
        </mrow>
      </mrow>
      <mo fence="true" form="postfix" stretchy="false">)</mo>
    </mrow>
    <annotation encoding="StarMath 5.0">(left ( stack {1 # 1 # 0 # 0} right ),left ( stack {-1 # 0 # 1 # 0} right ),left ( stack {1 # 0 # 0 # 1} right ))</annotation>
  </semantics>
</math>
</file>

<file path=Object 51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i>,</mi>
          <mrow>
            <mo fence="true" form="prefix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i>,</mi>
          <mrow>
            <mo fence="true" form="prefix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form="postfix" stretchy="true">)</mo>
          </mrow>
        </mrow>
      </mrow>
      <mo fence="true" form="postfix" stretchy="false">)</mo>
    </mrow>
    <annotation encoding="StarMath 5.0">(left ( stack {1 # 1 # 0 # 0} right ),left ( stack {-1 # 0 # 1 # 0} right ),left ( stack {1 # 0 # 0 # 1} right ))</annotation>
  </semantics>
</math>
</file>

<file path=Object 52/content.xml><?xml version="1.0" encoding="utf-8"?>
<math xmlns="http://www.w3.org/1998/Math/MathML" display="block">
  <semantics>
    <msup>
      <mi>R</mi>
      <mn>4</mn>
    </msup>
    <annotation encoding="StarMath 5.0">R^4 </annotation>
  </semantics>
</math>
</file>

<file path=Object 53/content.xml><?xml version="1.0" encoding="utf-8"?>
<math xmlns="http://www.w3.org/1998/Math/MathML" display="block">
  <semantics>
    <mrow>
      <mtext>{</mtext>
      <mrow>
        <mo fence="true" form="prefix" stretchy="true">(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form="postfix" stretchy="true">)</mo>
      </mrow>
      <mtext>}</mtext>
    </mrow>
    <annotation encoding="StarMath 5.0">"{" left(stack{0#0#0#0} right) "}"</annotation>
  </semantics>
</math>
</file>

<file path=Object 54/content.xml><?xml version="1.0" encoding="utf-8"?>
<math xmlns="http://www.w3.org/1998/Math/MathML" display="block">
  <semantics>
    <mrow>
      <mo fence="true" form="prefix" stretchy="false">(</mo>
      <mrow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o fence="true" form="postfix" stretchy="false">)</mo>
    </mrow>
    <annotation encoding="StarMath 5.0">(left ( stack {0 # 0 # 0 # 0} right ))</annotation>
  </semantics>
</math>
</file>

<file path=Object 55/content.xml><?xml version="1.0" encoding="utf-8"?>
<math xmlns="http://www.w3.org/1998/Math/MathML" display="block">
  <semantics>
    <mrow>
      <mtext>{</mtext>
      <mrow>
        <mo fence="true" form="prefix" stretchy="true">(</mo>
        <mrow>
          <mtable>
            <mtr>
              <mtd>
                <mrow>
                  <mrow>
                    <mo stretchy="false">−</mo>
                    <mi>z</mi>
                  </mrow>
                  <mo stretchy="false">−</mo>
                  <mi>t</mi>
                </mrow>
              </mtd>
            </mtr>
            <mtr>
              <mtd>
                <mrow>
                  <mrow>
                    <mn>1</mn>
                    <mo stretchy="false">/</mo>
                    <mn>3</mn>
                  </mrow>
                  <mrow>
                    <mi>z</mi>
                    <mo stretchy="false">+</mo>
                    <mrow>
                      <mn>1</mn>
                      <mo stretchy="false">/</mo>
                      <mn>3</mn>
                    </mrow>
                  </mrow>
                  <mi>t</mi>
                </mrow>
              </mtd>
            </mtr>
            <mtr>
              <mtd>
                <mi>z</mi>
              </mtd>
            </mtr>
            <mtr>
              <mtd>
                <mi>t</mi>
              </mtd>
            </mtr>
          </mtable>
        </mrow>
        <mo fence="true" form="postfix" stretchy="true">)</mo>
      </mrow>
      <mi>,</mi>
      <mi>z</mi>
      <mi>,</mi>
      <mi>t</mi>
      <mi>ε</mi>
      <mi>R</mi>
      <mtext>}</mtext>
    </mrow>
    <annotation encoding="StarMath 5.0">"{" left(stack{-z-t#1/3z+1/3t#z#t} right),z,t %varepsilon R"}"</annotation>
  </semantics>
</math>
</file>

<file path=Object 56/content.xml><?xml version="1.0" encoding="utf-8"?>
<math xmlns="http://www.w3.org/1998/Math/MathML" display="block">
  <semantics>
    <msup>
      <mi>R</mi>
      <mn>4</mn>
    </msup>
    <annotation encoding="StarMath 5.0">R^4 </annotation>
  </semantics>
</math>
</file>

<file path=Object 5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</mtr>
        </mtable>
      </mrow>
      <mo fence="true" form="postfix" stretchy="true">]</mo>
    </mrow>
    <annotation encoding="StarMath 5.0">left[matrix{
1 # 0 # 0 # 0 # 0 ##
0 # 1 # 0 # 0 # 0 ##
0 # 0 # 1 # 0 # 0 ##
0 # 0 # 0 # 1 # 0 
} right]
 </annotation>
  </semantics>
</math>
</file>

<file path=Object 58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frac>
                      <mn>1</mn>
                      <mn>3</mn>
                    </mfrac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i>,</mi>
          <mrow>
            <mo fence="true" form="prefix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frac>
                      <mn>1</mn>
                      <mn>3</mn>
                    </mfrac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form="postfix" stretchy="true">)</mo>
          </mrow>
        </mrow>
      </mrow>
      <mo fence="true" form="postfix" stretchy="false">)</mo>
    </mrow>
    <annotation encoding="StarMath 5.0">(left ( stack {-1 # frac 1 3 # 1 # 0} right ),left ( stack {-1 # frac 1 3 # 0 # 1} right ))</annotation>
  </semantics>
</math>
</file>

<file path=Object 59/content.xml><?xml version="1.0" encoding="utf-8"?>
<math xmlns="http://www.w3.org/1998/Math/MathML" display="block">
  <semantics>
    <msup>
      <mi>R</mi>
      <mn>4</mn>
    </msup>
    <annotation encoding="StarMath 5.0">R^4 </annotation>
  </semantics>
</math>
</file>

<file path=Object 6/content.xml><?xml version="1.0" encoding="utf-8"?>
<math xmlns="http://www.w3.org/1998/Math/MathML" display="block">
  <semantics>
    <mrow>
      <mi>L</mi>
      <mn>3</mn>
      <mi>←</mi>
      <mi>L</mi>
      <mrow>
        <mn>3</mn>
        <mo stretchy="false">−</mo>
        <mrow>
          <mrow>
            <mo fence="true" form="prefix" stretchy="false">(</mo>
            <mrow>
              <mfrac>
                <mrow>
                  <mo stretchy="false">−</mo>
                  <mn>5</mn>
                </mrow>
                <mfrac>
                  <mrow>
                    <mo stretchy="false">−</mo>
                    <mn>13</mn>
                  </mrow>
                  <mn>3</mn>
                </mfrac>
              </mfrac>
            </mrow>
            <mo fence="true" form="postfix" stretchy="false">)</mo>
          </mrow>
          <mo stretchy="false">∗</mo>
          <mi>L</mi>
        </mrow>
      </mrow>
      <mn>2</mn>
    </mrow>
    <annotation encoding="StarMath 5.0">L3 ← L3 - (frac {-5} {frac {-13} {3}}) * L2</annotation>
  </semantics>
</math>
</file>

<file path=Object 6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1</mn>
            </mtd>
            <mtd>
              <mfrac>
                <mrow>
                  <mo stretchy="false">−</mo>
                  <mn>1</mn>
                </mrow>
                <mn>3</mn>
              </mfrac>
            </mtd>
            <mtd>
              <mfrac>
                <mrow>
                  <mo stretchy="false">−</mo>
                  <mn>1</mn>
                </mrow>
                <mn>3</mn>
              </mfrac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form="postfix" stretchy="true">]</mo>
    </mrow>
    <annotation encoding="StarMath 5.0">left[matrix{
1 # 0 # 1 # 1 # 0 ##
0 # 1 # frac -1 3 # frac -1 3 # 0 ##
0 # 0 # 0 # 0 # 0 ##
0 # 0 # 0 # 0 # 0 
} right]
 </annotation>
  </semantics>
</math>
</file>

<file path=Object 61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frac>
                      <mn>1</mn>
                      <mn>3</mn>
                    </mfrac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i>,</mi>
          <mrow>
            <mo fence="true" form="prefix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frac>
                      <mn>1</mn>
                      <mn>3</mn>
                    </mfrac>
                  </mtd>
                </mtr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form="postfix" stretchy="true">)</mo>
          </mrow>
        </mrow>
      </mrow>
      <mo fence="true" form="postfix" stretchy="false">)</mo>
    </mrow>
    <annotation encoding="StarMath 5.0">(left ( stack {-1 # frac 1 3 # 1 # 0} right ),left ( stack {-1 # frac 1 3 # 0 # 1} right ))</annotation>
  </semantics>
</math>
</file>

<file path=Object 6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row>
                <mo stretchy="false">−</mo>
                <mn>1</mn>
              </mrow>
            </mtd>
            <mtd>
              <mn>1</mn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form="postfix" stretchy="true">]</mo>
    </mrow>
    <annotation encoding="StarMath 5.0">left[matrix{
1 # -1 # 1 # -1 # 0 ##
0 # 0 # 0 # 0 # 0 ##
0 # 0 # 0 # 0 # 0 ##
0 # 0 # 0 # 0 # 0 
} right]
 </annotation>
  </semantics>
</math>
</file>

<file path=Object 6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/>
                <mn>3</mn>
                <mrow>
                  <mrow>
                    <mi>x</mi>
                    <mo stretchy="false">+</mo>
                    <mi>z</mi>
                  </mrow>
                  <mo stretchy="false">=</mo>
                  <mn>0</mn>
                </mrow>
              </mrow>
            </mtd>
          </mtr>
          <mtr>
            <mtd>
              <mrow>
                <mrow/>
                <mn>3</mn>
                <mrow>
                  <mi>x</mi>
                  <mo stretchy="false">+</mo>
                  <mi>y</mi>
                  <mo stretchy="false">+</mo>
                  <mn>2</mn>
                </mrow>
                <mrow>
                  <mi>z</mi>
                  <mo stretchy="false">=</mo>
                  <mn>0</mn>
                </mrow>
              </mrow>
            </mtd>
          </mtr>
          <mtr>
            <mtd>
              <mrow>
                <mrow/>
                <mn>3</mn>
                <mrow>
                  <mi>x</mi>
                  <mo stretchy="false">+</mo>
                  <mn>3</mn>
                </mrow>
                <mrow>
                  <mi>y</mi>
                  <mo stretchy="false">+</mo>
                  <mn>2</mn>
                </mrow>
                <mrow>
                  <mi>z</mi>
                  <mo stretchy="false">=</mo>
                  <mn>0</mn>
                </mrow>
              </mrow>
            </mtd>
          </mtr>
        </mtable>
      </mrow>
    </mrow>
    <annotation encoding="StarMath 5.0">left lbrace matrix{ { { } 3 x + z = 0 } ## { { } 3 x + y + 2 z = 0 } ## { { } 3 x + 3 y + 2 z = 0 } } right none</annotation>
  </semantics>
</math>
</file>

<file path=Object 64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x</mml:mi>
              <mml:mo>-</mml:mo>
              <mml:mi>y</mml:mi>
              <mml:mo>+</mml:mo>
              <mml:mi>z</mml:mi>
              <mml:mo>=</mml:mo>
              <mml:mn>0</mml:mn>
            </mml:mrow>
          </mml:mtd>
        </mml:mtr>
        <mml:mtr>
          <mml:mtd>
            <mml:mrow>
              <mml:maligngroup/>
              <mml:mn>2</mml:mn>
              <mml:mi>x</mml:mi>
              <mml:mo>-</mml:mo>
              <mml:mn>2</mml:mn>
              <mml:mi>y</mml:mi>
              <mml:mo>+</mml:mo>
              <mml:mn>2</mml:mn>
              <mml:mi>z</mml:mi>
              <mml:mo>=</mml:mo>
              <mml:mn>0</mml:mn>
            </mml:mrow>
          </mml:mtd>
        </mml:mtr>
        <mml:mtr>
          <mml:mtd>
            <mml:mrow>
              <mml:maligngroup/>
              <mml:mo>-</mml:mo>
              <mml:mi>x</mml:mi>
              <mml:mo>+</mml:mo>
              <mml:mi>y</mml:mi>
              <mml:mo>-</mml:mo>
              <mml:mi>z</mml:mi>
              <mml:mo>=</mml:mo>
              <mml:mn>0</mml:mn>
            </mml:mrow>
          </mml:mtd>
        </mml:mtr>
      </mml:mtable>
    </mml:mrow>
  </mml:mfenced>
</mml:math>
</file>

<file path=Object 65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table>
              <mml:mtr>
                <mml:mtd>
                  <mml:mi>x</mml:mi>
                  <mml:mo>+</mml:mo>
                  <mml:mi>y</mml:mi>
                  <mml:mo>+</mml:mo>
                  <mml:mi>z</mml:mi>
                  <mml:mo>+</mml:mo>
                  <mml:mi>t</mml:mi>
                  <mml:mo>=</mml:mo>
                  <mml:mn>0</mml:mn>
                </mml:mtd>
              </mml:mtr>
              <mml:mtr>
                <mml:mtd>
                  <mml:mi>x</mml:mi>
                  <mml:mo>+</mml:mo>
                  <mml:mi>y</mml:mi>
                  <mml:mo>+</mml:mo>
                  <mml:mn>2</mml:mn>
                  <mml:mi>z</mml:mi>
                  <mml:mo>+</mml:mo>
                  <mml:mi>t</mml:mi>
                  <mml:mo>=</mml:mo>
                  <mml:mn>0</mml:mn>
                </mml:mtd>
              </mml:mtr>
            </mml:mtable>
          </mml:mtd>
        </mml:mtr>
        <mml:mtr>
          <mml:mtd>
            <mml:mtable>
              <mml:mtr>
                <mml:mtd>
                  <mml:mi>x</mml:mi>
                  <mml:mo>+</mml:mo>
                  <mml:mn>2</mml:mn>
                  <mml:mi>y</mml:mi>
                  <mml:mo>+</mml:mo>
                  <mml:mi>z</mml:mi>
                  <mml:mo>+</mml:mo>
                  <mml:mi>t</mml:mi>
                  <mml:mo>=</mml:mo>
                  <mml:mn>0</mml:mn>
                </mml:mtd>
              </mml:mtr>
              <mml:mtr>
                <mml:mtd>
                  <mml:mn>2</mml:mn>
                  <mml:mi>x</mml:mi>
                  <mml:mo>+</mml:mo>
                  <mml:mi>y</mml:mi>
                  <mml:mo>+</mml:mo>
                  <mml:mi>z</mml:mi>
                  <mml:mo>+</mml:mo>
                  <mml:mn>2</mml:mn>
                  <mml:mi>t</mml:mi>
                  <mml:mo>=</mml:mo>
                  <mml:mn>0</mml:mn>
                </mml:mtd>
              </mml:mtr>
            </mml:mtable>
          </mml:mtd>
        </mml:mtr>
      </mml:mtable>
    </mml:mrow>
  </mml:mfenced>
</mml:math>
</file>

<file path=Object 66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table>
              <mml:mtr>
                <mml:mtd>
                  <mml:mi>x</mml:mi>
                  <mml:mo>+</mml:mo>
                  <mml:mi>y</mml:mi>
                  <mml:mo>+</mml:mo>
                  <mml:mi>z</mml:mi>
                  <mml:mo>+</mml:mo>
                  <mml:mi>t</mml:mi>
                  <mml:mo>=</mml:mo>
                  <mml:mn>0</mml:mn>
                </mml:mtd>
              </mml:mtr>
              <mml:mtr>
                <mml:mtd>
                  <mml:mi>x</mml:mi>
                  <mml:mo>+</mml:mo>
                  <mml:mi>y</mml:mi>
                  <mml:mo>+</mml:mo>
                  <mml:mn>2</mml:mn>
                  <mml:mi>z</mml:mi>
                  <mml:mo>+</mml:mo>
                  <mml:mi>t</mml:mi>
                  <mml:mo>=</mml:mo>
                  <mml:mn>0</mml:mn>
                </mml:mtd>
              </mml:mtr>
            </mml:mtable>
          </mml:mtd>
        </mml:mtr>
        <mml:mtr>
          <mml:mtd>
            <mml:mtable>
              <mml:mtr>
                <mml:mtd>
                  <mml:mi>x</mml:mi>
                  <mml:mo>+</mml:mo>
                  <mml:mn>2</mml:mn>
                  <mml:mi>y</mml:mi>
                  <mml:mo>+</mml:mo>
                  <mml:mi>z</mml:mi>
                  <mml:mo>+</mml:mo>
                  <mml:mi>t</mml:mi>
                  <mml:mo>=</mml:mo>
                  <mml:mn>0</mml:mn>
                </mml:mtd>
              </mml:mtr>
              <mml:mtr>
                <mml:mtd>
                  <mml:mn>2</mml:mn>
                  <mml:mi>x</mml:mi>
                  <mml:mo>+</mml:mo>
                  <mml:mn>4</mml:mn>
                  <mml:mi>y</mml:mi>
                  <mml:mo>+</mml:mo>
                  <mml:mi>z</mml:mi>
                  <mml:mo>-</mml:mo>
                  <mml:mn>3</mml:mn>
                  <mml:mi>t</mml:mi>
                  <mml:mo>=</mml:mo>
                  <mml:mn>0</mml:mn>
                </mml:mtd>
              </mml:mtr>
            </mml:mtable>
          </mml:mtd>
        </mml:mtr>
      </mml:mtable>
    </mml:mrow>
  </mml:mfenced>
</mml:math>
</file>

<file path=Object 67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table>
              <mml:mtr>
                <mml:mtd>
                  <mml:mn>2</mml:mn>
                  <mml:mi>x</mml:mi>
                  <mml:mo>+</mml:mo>
                  <mml:mn>3</mml:mn>
                  <mml:mi>y</mml:mi>
                  <mml:mo>+</mml:mo>
                  <mml:mi>z</mml:mi>
                  <mml:mo>+</mml:mo>
                  <mml:mi>t</mml:mi>
                  <mml:mo>=</mml:mo>
                  <mml:mn>0</mml:mn>
                </mml:mtd>
              </mml:mtr>
              <mml:mtr>
                <mml:mtd>
                  <mml:mi>x</mml:mi>
                  <mml:mo>+</mml:mo>
                  <mml:mi>z</mml:mi>
                  <mml:mo>+</mml:mo>
                  <mml:mi>t</mml:mi>
                  <mml:mo>=</mml:mo>
                  <mml:mn>0</mml:mn>
                </mml:mtd>
              </mml:mtr>
            </mml:mtable>
          </mml:mtd>
        </mml:mtr>
        <mml:mtr>
          <mml:mtd>
            <mml:mtable>
              <mml:mtr>
                <mml:mtd>
                  <mml:mn>3</mml:mn>
                  <mml:mi>y</mml:mi>
                  <mml:mo>-</mml:mo>
                  <mml:mi>z</mml:mi>
                  <mml:mo>-</mml:mo>
                  <mml:mi>t</mml:mi>
                  <mml:mo>=</mml:mo>
                  <mml:mn>0</mml:mn>
                </mml:mtd>
              </mml:mtr>
              <mml:mtr>
                <mml:mtd>
                  <mml:mn>4</mml:mn>
                  <mml:mi>x</mml:mi>
                  <mml:mo>+</mml:mo>
                  <mml:mn>3</mml:mn>
                  <mml:mi>y</mml:mi>
                  <mml:mo>+</mml:mo>
                  <mml:mn>3</mml:mn>
                  <mml:mi>z</mml:mi>
                  <mml:mo>+</mml:mo>
                  <mml:mn>3</mml:mn>
                  <mml:mi>t</mml:mi>
                  <mml:mo>=</mml:mo>
                  <mml:mn>0</mml:mn>
                </mml:mtd>
              </mml:mtr>
            </mml:mtable>
          </mml:mtd>
        </mml:mtr>
      </mml:mtable>
    </mml:mrow>
  </mml:mfenced>
</mml:math>
</file>

<file path=Object 68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table>
              <mml:mtr>
                <mml:mtd>
                  <mml:mi>x</mml:mi>
                  <mml:mo>-</mml:mo>
                  <mml:mi>y</mml:mi>
                  <mml:mo>+</mml:mo>
                  <mml:mi>z</mml:mi>
                  <mml:mo>-</mml:mo>
                  <mml:mi>t</mml:mi>
                  <mml:mo>=</mml:mo>
                  <mml:mn>0</mml:mn>
                </mml:mtd>
              </mml:mtr>
              <mml:mtr>
                <mml:mtd>
                  <mml:mn>2</mml:mn>
                  <mml:mi>x</mml:mi>
                  <mml:mo>-</mml:mo>
                  <mml:mn>2</mml:mn>
                  <mml:mi>y</mml:mi>
                  <mml:mo>+</mml:mo>
                  <mml:mn>2</mml:mn>
                  <mml:mi>z</mml:mi>
                  <mml:mo>-</mml:mo>
                  <mml:mn>2</mml:mn>
                  <mml:mi>t</mml:mi>
                  <mml:mo>=</mml:mo>
                  <mml:mn>0</mml:mn>
                </mml:mtd>
              </mml:mtr>
            </mml:mtable>
          </mml:mtd>
        </mml:mtr>
        <mml:mtr>
          <mml:mtd>
            <mml:mtable>
              <mml:mtr>
                <mml:mtd>
                  <mml:mo>-</mml:mo>
                  <mml:mi>x</mml:mi>
                  <mml:mo>+</mml:mo>
                  <mml:mi>y</mml:mi>
                  <mml:mo>-</mml:mo>
                  <mml:mi>z</mml:mi>
                  <mml:mo>+</mml:mo>
                  <mml:mi>t</mml:mi>
                  <mml:mo>=</mml:mo>
                  <mml:mn>0</mml:mn>
                </mml:mtd>
              </mml:mtr>
              <mml:mtr>
                <mml:mtd>
                  <mml:mo>-</mml:mo>
                  <mml:mn>2</mml:mn>
                  <mml:mi>x</mml:mi>
                  <mml:mo>+</mml:mo>
                  <mml:mn>2</mml:mn>
                  <mml:mi>y</mml:mi>
                  <mml:mo>-</mml:mo>
                  <mml:mn>2</mml:mn>
                  <mml:mi>z</mml:mi>
                  <mml:mo>+</mml:mo>
                  <mml:mn>2</mml:mn>
                  <mml:mi>t</mml:mi>
                  <mml:mo>=</mml:mo>
                  <mml:mn>0</mml:mn>
                </mml:mtd>
              </mml:mtr>
            </mml:mtable>
          </mml:mtd>
        </mml:mtr>
      </mml:mtable>
    </mml:mrow>
  </mml:mfenced>
</mml:math>
</file>

<file path=Object 69/content.xml><?xml version="1.0" encoding="utf-8"?>
<math xmlns="http://www.w3.org/1998/Math/MathML" display="block">
  <semantics>
    <mrow>
      <mi>V</mi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n>1</mn>
              </mtd>
            </mtr>
            <mtr>
              <mtd>
                <mn>1</mn>
              </mtd>
            </mtr>
          </mtable>
        </mrow>
        <mo fence="true" form="postfix" stretchy="true">)</mo>
      </mrow>
    </mrow>
    <annotation encoding="StarMath 5.0">V = left (stack {1 # 1 # 1} right) 
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2</mn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0</mn>
            </mtd>
            <mtd>
              <mn>5</mn>
            </mtd>
            <mtd>
              <mrow>
                <mo stretchy="false">−</mo>
                <mn>3</mn>
              </mrow>
            </mtd>
            <mtd>
              <mn>3</mn>
            </mtd>
          </mtr>
          <mtr>
            <mtd>
              <mn>0</mn>
            </mtd>
            <mtd>
              <mn>0</mn>
            </mtd>
            <mtd>
              <mfrac>
                <mn>1</mn>
                <mn>15</mn>
              </mfrac>
            </mtd>
            <mtd>
              <mfrac>
                <mn>3</mn>
                <mn>5</mn>
              </mfrac>
            </mtd>
          </mtr>
        </mtable>
      </mrow>
      <mo fence="true" form="postfix" stretchy="true">]</mo>
    </mrow>
    <annotation encoding="StarMath 5.0">left[matrix{3 # 2 # -1 # 0 ## 0 # 5 # -3 # 3 ## 0 # 0 # frac {1} {15} # frac {3} {5}} right]
 </annotation>
  </semantics>
</math>
</file>

<file path=Object 70/content.xml><?xml version="1.0" encoding="utf-8"?>
<math xmlns="http://www.w3.org/1998/Math/MathML" display="block">
  <semantics>
    <mrow>
      <mi mathvariant="italic">Vect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text>{</mtext>
      </mrow>
      <mrow>
        <mo fence="true" form="prefix" stretchy="true">(</mo>
        <mrow>
          <mtable>
            <mtr>
              <mtd>
                <mi>x</mi>
              </mtd>
            </mtr>
            <mtr>
              <mtd>
                <mi>x</mi>
              </mtd>
            </mtr>
            <mtr>
              <mtd>
                <mi>x</mi>
              </mtd>
            </mtr>
          </mtable>
        </mrow>
        <mo fence="true" form="postfix" stretchy="true">)</mo>
      </mrow>
      <mi>,</mi>
      <mi>x</mi>
      <mi mathvariant="normal">∈</mi>
      <mi>R</mi>
      <mtext>}</mtext>
    </mrow>
    <annotation encoding="StarMath 5.0">Vect( V ) = "{" left(stack{x#x#x} right) , x %element R "}"</annotation>
  </semantics>
</math>
</file>

<file path=Object 7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i>y</mi>
            </mtd>
            <mtd>
              <mtext>=</mtext>
            </mtd>
            <mtd>
              <mi>x</mi>
            </mtd>
          </mtr>
          <mtr>
            <mtd>
              <mi>z</mi>
            </mtd>
            <mtd>
              <mtext>=</mtext>
            </mtd>
            <mtd>
              <mi>x</mi>
            </mtd>
          </mtr>
        </mtable>
      </mrow>
    </mrow>
    <annotation encoding="StarMath 5.0">alignr left lbrace matrix { y # "=" # x ## z # "=" # x } right none </annotation>
  </semantics>
</math>
</file>

<file path=Object 7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−</mo>
                  <mi>y</mi>
                </mrow>
                <mo stretchy="false">=</mo>
                <mn>0</mn>
              </mrow>
            </mtd>
          </mtr>
          <mtr>
            <mtd>
              <mrow>
                <mrow>
                  <mi>x</mi>
                  <mo stretchy="false">−</mo>
                  <mi>z</mi>
                </mrow>
                <mo stretchy="false">=</mo>
                <mn>0</mn>
              </mrow>
            </mtd>
          </mtr>
        </mtable>
      </mrow>
    </mrow>
    <annotation encoding="StarMath 5.0">alignr left lbrace matrix { x - y = 0 ## x - z = 0} right none </annotation>
  </semantics>
</math>
</file>

<file path=Object 73/content.xml><?xml version="1.0" encoding="utf-8"?>
<math xmlns="http://www.w3.org/1998/Math/MathML" display="block">
  <semantics>
    <mrow>
      <mi>V</mi>
      <mo stretchy="false">=</mo>
      <mrow>
        <mo fence="true" form="prefix" stretchy="true">(</mo>
        <mrow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</mtr>
            <mtr>
              <mtd>
                <mn>0</mn>
              </mtd>
            </mtr>
          </mtable>
        </mrow>
        <mo fence="true" form="postfix" stretchy="true">)</mo>
      </mrow>
    </mrow>
    <annotation encoding="StarMath 5.0">V = left (stack {1 # -1 # 2 # 0} right) 
</annotation>
  </semantics>
</math>
</file>

<file path=Object 74/content.xml><?xml version="1.0" encoding="utf-8"?>
<math xmlns="http://www.w3.org/1998/Math/MathML" display="block">
  <semantics>
    <mrow>
      <mi mathvariant="italic">Vect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text>{</mtext>
      </mrow>
      <mrow>
        <mo fence="true" form="prefix" stretchy="true">(</mo>
        <mrow>
          <mtable>
            <mtr>
              <mtd>
                <mi>x</mi>
              </mtd>
            </mtr>
            <mtr>
              <mtd>
                <mrow>
                  <mo stretchy="false">−</mo>
                  <mi>x</mi>
                </mrow>
              </mtd>
            </mtr>
            <mtr>
              <mtd>
                <mrow>
                  <mn>2</mn>
                  <mi>x</mi>
                </mrow>
              </mtd>
            </mtr>
            <mtr>
              <mtd>
                <mn>0</mn>
              </mtd>
            </mtr>
          </mtable>
        </mrow>
        <mo fence="true" form="postfix" stretchy="true">)</mo>
      </mrow>
      <mi>,</mi>
      <mi>x</mi>
      <mi mathvariant="normal">∈</mi>
      <mi>R</mi>
      <mtext>}</mtext>
    </mrow>
    <annotation encoding="StarMath 5.0">Vect( V ) = "{" left(stack{x#-x#2x#0} right) , x %element R "}"</annotation>
  </semantics>
</math>
</file>

<file path=Object 7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i>y</mi>
            </mtd>
            <mtd>
              <mtext>=</mtext>
            </mtd>
            <mtd>
              <mrow>
                <mo stretchy="false">−</mo>
                <mi>x</mi>
              </mrow>
            </mtd>
          </mtr>
          <mtr>
            <mtd>
              <mi>z</mi>
            </mtd>
            <mtd>
              <mtext>=</mtext>
            </mtd>
            <mtd>
              <mrow>
                <mn>2</mn>
                <mi>x</mi>
              </mrow>
            </mtd>
          </mtr>
          <mtr>
            <mtd>
              <mi>t</mi>
            </mtd>
            <mtd>
              <mtext>=</mtext>
            </mtd>
            <mtd>
              <mn>0</mn>
            </mtd>
          </mtr>
        </mtable>
      </mrow>
    </mrow>
    <annotation encoding="StarMath 5.0">alignr left lbrace matrix { y # "=" # -x ## z # "=" # 2x ## t # "=" # 0 } right none </annotation>
  </semantics>
</math>
</file>

<file path=Object 7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+</mo>
                <mi>y</mi>
              </mrow>
            </mtd>
            <mtd>
              <mtext>=</mtext>
            </mtd>
            <mtd>
              <mn>0</mn>
            </mtd>
          </mtr>
          <mtr>
            <mtd>
              <mrow>
                <mn>2</mn>
                <mrow>
                  <mi>x</mi>
                  <mo stretchy="false">−</mo>
                  <mi>z</mi>
                </mrow>
              </mrow>
            </mtd>
            <mtd>
              <mtext>=</mtext>
            </mtd>
            <mtd>
              <mn>0</mn>
            </mtd>
          </mtr>
          <mtr>
            <mtd>
              <mi>t</mi>
            </mtd>
            <mtd>
              <mtext>=</mtext>
            </mtd>
            <mtd>
              <mn>0</mn>
            </mtd>
          </mtr>
        </mtable>
      </mrow>
    </mrow>
    <annotation encoding="StarMath 5.0">alignr left lbrace matrix { x + y # "=" # 0 ## 2x-z # "=" # 0 ## t # "=" # 0 } right none </annotation>
  </semantics>
</math>
</file>

<file path=Object 77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</mrow>
      <mrow>
        <msub>
          <mi>V</mi>
          <mn>2</mn>
        </msub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V_1 = left (stack {1 # 0 # -1 # 2} right) 
V_2 = left (stack {-1 # 2 # 1 # 1} right) 
</annotation>
  </semantics>
</math>
</file>

<file path=Object 78/content.xml><?xml version="1.0" encoding="utf-8"?>
<math xmlns="http://www.w3.org/1998/Math/MathML" display="block">
  <semantics>
    <mrow>
      <mi mathvariant="italic">Vect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text>{</mtext>
      </mrow>
      <mrow>
        <mo fence="true" form="prefix" stretchy="true">(</mo>
        <mrow>
          <mtable>
            <mtr>
              <mtd>
                <mn>1</mn>
              </mtd>
            </mtr>
            <mtr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</mtr>
          </mtable>
        </mrow>
        <mo fence="true" form="postfix" stretchy="true">)</mo>
      </mrow>
      <mrow>
        <mi>a</mi>
        <mo stretchy="false">+</mo>
        <mrow>
          <mo fence="true" form="prefix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i>b</mi>
      <mi>,</mi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i mathvariant="normal">∈</mi>
      <mi>R</mi>
      <mn>²</mn>
      <mtext>}</mtext>
    </mrow>
    <annotation encoding="StarMath 5.0">Vect( V ) = "{" left(stack{1#0#-1#2} right)a + left(stack{-1#2#1#1} right)b , (a,b) %element R² "}"</annotation>
  </semantics>
</math>
</file>

<file path=Object 7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i>x</mi>
            </mtd>
            <mtd>
              <mtext>=</mtext>
            </mtd>
            <mtd>
              <mrow>
                <mi>a</mi>
                <mo stretchy="false">−</mo>
                <mi>b</mi>
              </mrow>
            </mtd>
          </mtr>
          <mtr>
            <mtd>
              <mi>y</mi>
            </mtd>
            <mtd>
              <mtext>=</mtext>
            </mtd>
            <mtd>
              <mrow>
                <mn>2</mn>
                <mi>b</mi>
              </mrow>
            </mtd>
          </mtr>
          <mtr>
            <mtd>
              <mi>z</mi>
            </mtd>
            <mtd>
              <mtext>=</mtext>
            </mtd>
            <mtd>
              <mrow>
                <mrow>
                  <mo stretchy="false">−</mo>
                  <mi>a</mi>
                </mrow>
                <mo stretchy="false">+</mo>
                <mi>b</mi>
              </mrow>
            </mtd>
          </mtr>
          <mtr>
            <mtd>
              <mi>t</mi>
            </mtd>
            <mtd>
              <mtext>=</mtext>
            </mtd>
            <mtd>
              <mrow>
                <mn>2</mn>
                <mrow>
                  <mi>a</mi>
                  <mo stretchy="false">+</mo>
                  <mi>b</mi>
                </mrow>
              </mrow>
            </mtd>
          </mtr>
        </mtable>
      </mrow>
    </mrow>
    <annotation encoding="StarMath 5.0">alignr left lbrace matrix { x #"="# a - b ## y #"="# 2b ## z #"="# -a +b ## t #"="# 2a+b } right none </annotation>
  </semantics>
</math>
</file>

<file path=Object 8/content.xml><?xml version="1.0" encoding="utf-8"?>
<math xmlns="http://www.w3.org/1998/Math/MathML" display="block">
  <semantics>
    <mrow>
      <mi>L</mi>
      <mn>1</mn>
      <mi>←</mi>
      <mi>L</mi>
      <mrow>
        <mn>1</mn>
        <mo stretchy="false">−</mo>
        <mfrac>
          <mfrac>
            <mn>1</mn>
            <mn>15</mn>
          </mfrac>
          <mrow>
            <mo stretchy="false">−</mo>
            <mn>1</mn>
          </mrow>
        </mfrac>
      </mrow>
      <mi>L</mi>
      <mn>3</mn>
    </mrow>
    <annotation encoding="StarMath 5.0">L1 ← L1 - frac{frac { 1 } { 15 }}{-1 } L3  </annotation>
  </semantics>
</math>
</file>

<file path=Object 80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row>
                  <mi>x</mi>
                  <mo stretchy="false">+</mo>
                  <mi>y</mi>
                </mrow>
              </mrow>
            </mtd>
            <mtd>
              <mtext>=</mtext>
            </mtd>
            <mtd>
              <mrow>
                <mn>2</mn>
                <mi>a</mi>
              </mrow>
            </mtd>
          </mtr>
          <mtr>
            <mtd>
              <mi>y</mi>
            </mtd>
            <mtd>
              <mtext>=</mtext>
            </mtd>
            <mtd>
              <mrow>
                <mn>2</mn>
                <mi>b</mi>
              </mrow>
            </mtd>
          </mtr>
          <mtr>
            <mtd>
              <mrow>
                <mrow>
                  <mrow>
                    <mo stretchy="false">−</mo>
                    <mi>y</mi>
                  </mrow>
                  <mo stretchy="false">+</mo>
                  <mn>2</mn>
                </mrow>
                <mi>z</mi>
              </mrow>
            </mtd>
            <mtd>
              <mtext>=</mtext>
            </mtd>
            <mtd>
              <mrow>
                <mrow>
                  <mo stretchy="false">−</mo>
                  <mn>2</mn>
                </mrow>
                <mi>a</mi>
              </mrow>
            </mtd>
          </mtr>
          <mtr>
            <mtd>
              <mrow>
                <mrow>
                  <mrow>
                    <mo stretchy="false">−</mo>
                    <mi>y</mi>
                  </mrow>
                  <mo stretchy="false">+</mo>
                  <mn>2</mn>
                </mrow>
                <mi>t</mi>
              </mrow>
            </mtd>
            <mtd>
              <mtext>=</mtext>
            </mtd>
            <mtd>
              <mrow>
                <mn>4</mn>
                <mi>a</mi>
              </mrow>
            </mtd>
          </mtr>
        </mtable>
      </mrow>
    </mrow>
    <annotation encoding="StarMath 5.0">alignr left lbrace matrix { 2x + y #"="# 2a ##
y #"="# 2b ##
-y + 2z #"="# -2a ##
-y + 2t #"="# 4a 
} right none </annotation>
  </semantics>
</math>
</file>

<file path=Object 81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row>
        <msub>
          <mi>V</mi>
          <mn>2</mn>
        </msub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V_1 = left (stack {1 # 0 # 1 # 2 # 1} right) 
V_2 = left (stack {1 # 2 # 1 # 1 # 1} right) 
</annotation>
  </semantics>
</math>
</file>

<file path=Object 8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i>x</mi>
            </mtd>
            <mtd>
              <mtext>=</mtext>
            </mtd>
            <mtd>
              <mrow>
                <mi>a</mi>
                <mo stretchy="false">+</mo>
                <mi>b</mi>
              </mrow>
            </mtd>
          </mtr>
          <mtr>
            <mtd>
              <mi>y</mi>
            </mtd>
            <mtd>
              <mtext>=</mtext>
            </mtd>
            <mtd>
              <mrow>
                <mn>2</mn>
                <mi>b</mi>
              </mrow>
            </mtd>
          </mtr>
          <mtr>
            <mtd>
              <mi>z</mi>
            </mtd>
            <mtd>
              <mtext>=</mtext>
            </mtd>
            <mtd>
              <mrow>
                <mi>a</mi>
                <mo stretchy="false">+</mo>
                <mi>b</mi>
              </mrow>
            </mtd>
          </mtr>
          <mtr>
            <mtd>
              <mi>t</mi>
            </mtd>
            <mtd>
              <mtext>=</mtext>
            </mtd>
            <mtd>
              <mrow>
                <mn>2</mn>
                <mrow>
                  <mi>a</mi>
                  <mo stretchy="false">+</mo>
                  <mi>b</mi>
                </mrow>
              </mrow>
            </mtd>
          </mtr>
          <mtr>
            <mtd>
              <mi>w</mi>
            </mtd>
            <mtd>
              <mtext>=</mtext>
            </mtd>
            <mtd>
              <mrow>
                <mi>a</mi>
                <mo stretchy="false">+</mo>
                <mi>b</mi>
              </mrow>
            </mtd>
          </mtr>
        </mtable>
      </mrow>
    </mrow>
    <annotation encoding="StarMath 5.0">alignr left lbrace matrix { x #"="# a + b ##
 y #"="# 2b ##
  z #"="# a +b ##
   t #"="# 2a+b ##
   w #"="# a+b 
} right none </annotation>
  </semantics>
</math>
</file>

<file path=Object 83/content.xml><?xml version="1.0" encoding="utf-8"?>
<math xmlns="http://www.w3.org/1998/Math/MathML" display="block">
  <semantics>
    <mtable>
      <mtr>
        <mtd>
          <mrow>
            <mi>L</mi>
            <mn>1</mn>
            <mi>←</mi>
            <mi>L</mi>
            <mrow>
              <mn>1</mn>
              <mo stretchy="false">+</mo>
              <mi>L</mi>
            </mrow>
            <mn>2</mn>
          </mrow>
        </mtd>
      </mtr>
      <mtr>
        <mtd>
          <mrow>
            <mi>L</mi>
            <mn>2</mn>
            <mi>←</mi>
            <mi>L</mi>
            <mn>2</mn>
          </mrow>
        </mtd>
      </mtr>
      <mtr>
        <mtd>
          <mrow>
            <mi>L</mi>
            <mn>3</mn>
            <mi>←</mi>
            <mi>L</mi>
            <mrow>
              <mn>3</mn>
              <mo stretchy="false">−</mo>
              <mi>L</mi>
            </mrow>
            <mn>2</mn>
          </mrow>
        </mtd>
      </mtr>
      <mtr>
        <mtd>
          <mrow>
            <mi>L</mi>
            <mn>4</mn>
            <mi>←</mi>
            <mi>L</mi>
            <mrow>
              <mn>4</mn>
              <mo stretchy="false">−</mo>
              <mi>L</mi>
            </mrow>
            <mn>2</mn>
          </mrow>
        </mtd>
      </mtr>
    </mtable>
    <annotation encoding="StarMath 5.0">L1 ← L1 + L2 newline 
L2 ← L2 newline
L3 ← L3 - L2 newline
L4 ← L4 - L2</annotation>
  </semantics>
</math>
</file>

<file path=Object 84/content.xml><?xml version="1.0" encoding="utf-8"?>
<math xmlns="http://www.w3.org/1998/Math/MathML" display="block">
  <semantics>
    <mtable>
      <mtr>
        <mtd>
          <mrow>
            <mi>L</mi>
            <mn>1</mn>
            <mi>←</mi>
            <mi>L</mi>
            <mn>1</mn>
          </mrow>
        </mtd>
      </mtr>
      <mtr>
        <mtd>
          <mrow>
            <mi>L</mi>
            <mn>2</mn>
            <mi>←</mi>
            <mi>L</mi>
            <mn>2</mn>
          </mrow>
        </mtd>
      </mtr>
      <mtr>
        <mtd>
          <mrow>
            <mi>L</mi>
            <mn>3</mn>
            <mi>←</mi>
            <mi>L</mi>
            <mrow>
              <mn>3</mn>
              <mo stretchy="false">+</mo>
              <mi>L</mi>
            </mrow>
            <mn>1</mn>
          </mrow>
        </mtd>
      </mtr>
      <mtr>
        <mtd>
          <mrow>
            <mi>L</mi>
            <mn>4</mn>
            <mi>←</mi>
            <mi>L</mi>
            <mrow>
              <mn>4</mn>
              <mo stretchy="false">−</mo>
              <mn>2</mn>
            </mrow>
            <mi>L</mi>
            <mn>1</mn>
          </mrow>
        </mtd>
      </mtr>
    </mtable>
    <annotation encoding="StarMath 5.0">L1 ← L1 newline 
L2 ← L2 newline
L3 ← L3 + L1 newline
L4 ← L4 - 2L1</annotation>
  </semantics>
</math>
</file>

<file path=Object 8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row>
                  <mi>x</mi>
                  <mo stretchy="false">+</mo>
                  <mi>y</mi>
                </mrow>
              </mrow>
            </mtd>
            <mtd>
              <mtext>=</mtext>
            </mtd>
            <mtd>
              <mrow>
                <mn>2</mn>
                <mi>a</mi>
              </mrow>
            </mtd>
          </mtr>
          <mtr>
            <mtd>
              <mi>y</mi>
            </mtd>
            <mtd>
              <mtext>=</mtext>
            </mtd>
            <mtd>
              <mrow>
                <mn>2</mn>
                <mi>b</mi>
              </mrow>
            </mtd>
          </mtr>
          <mtr>
            <mtd>
              <mrow>
                <mn>2</mn>
                <mrow>
                  <mi>x</mi>
                  <mo stretchy="false">+</mo>
                  <mn>2</mn>
                </mrow>
                <mi>z</mi>
              </mrow>
            </mtd>
            <mtd>
              <mtext>=</mtext>
            </mtd>
            <mtd>
              <mn>0</mn>
            </mtd>
          </mtr>
          <mtr>
            <mtd>
              <mrow>
                <mrow>
                  <mo stretchy="false">−</mo>
                  <mn>4</mn>
                </mrow>
                <mrow>
                  <mi>x</mi>
                  <mo stretchy="false">−</mo>
                  <mn>3</mn>
                </mrow>
                <mrow>
                  <mi>y</mi>
                  <mo stretchy="false">+</mo>
                  <mn>2</mn>
                </mrow>
                <mi>t</mi>
              </mrow>
            </mtd>
            <mtd>
              <mtext>=</mtext>
            </mtd>
            <mtd>
              <mn>0</mn>
            </mtd>
          </mtr>
        </mtable>
      </mrow>
    </mrow>
    <annotation encoding="StarMath 5.0">alignr left lbrace matrix { 2x + y #"="# 2a ##
y #"="# 2b ##
2x + 2z #"="# 0 ##
-4x - 3y+ 2t #"="# 0 
} right none </annotation>
  </semantics>
</math>
</file>

<file path=Object 8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x</mi>
              </mrow>
            </mtd>
            <mtd>
              <mtext>=</mtext>
            </mtd>
            <mtd>
              <mrow>
                <mn>2</mn>
                <mrow>
                  <mi>a</mi>
                  <mo stretchy="false">−</mo>
                  <mn>2</mn>
                </mrow>
                <mi>b</mi>
              </mrow>
            </mtd>
          </mtr>
          <mtr>
            <mtd>
              <mi>y</mi>
            </mtd>
            <mtd>
              <mtext>=</mtext>
            </mtd>
            <mtd>
              <mrow>
                <mn>2</mn>
                <mi>b</mi>
              </mrow>
            </mtd>
          </mtr>
          <mtr>
            <mtd>
              <mrow>
                <mn>2</mn>
                <mi>z</mi>
              </mrow>
            </mtd>
            <mtd>
              <mtext>=</mtext>
            </mtd>
            <mtd>
              <mrow>
                <mrow>
                  <mo stretchy="false">−</mo>
                  <mn>2</mn>
                </mrow>
                <mrow>
                  <mi>a</mi>
                  <mo stretchy="false">+</mo>
                  <mn>2</mn>
                </mrow>
                <mi>b</mi>
              </mrow>
            </mtd>
          </mtr>
          <mtr>
            <mtd>
              <mrow>
                <mn>2</mn>
                <mi>t</mi>
              </mrow>
            </mtd>
            <mtd>
              <mtext>=</mtext>
            </mtd>
            <mtd>
              <mrow>
                <mn>4</mn>
                <mrow>
                  <mi>a</mi>
                  <mo stretchy="false">+</mo>
                  <mn>2</mn>
                </mrow>
                <mi>b</mi>
              </mrow>
            </mtd>
          </mtr>
        </mtable>
      </mrow>
    </mrow>
    <annotation encoding="StarMath 5.0">alignr left lbrace matrix { 2x #"="# 2a - 2b ## y #"="# 2b ## 2z #"="# -2a +2b ## 2t #"="# 4a+2b } right none </annotation>
  </semantics>
</math>
</file>

<file path=Object 87/content.xml><?xml version="1.0" encoding="utf-8"?>
<math xmlns="http://www.w3.org/1998/Math/MathML" display="block">
  <semantics>
    <mtable>
      <mtr>
        <mtd>
          <mrow>
            <mi>L</mi>
            <mn>1</mn>
            <mi>←</mi>
            <mn>2</mn>
            <mi>L</mi>
            <mn>1</mn>
          </mrow>
        </mtd>
      </mtr>
      <mtr>
        <mtd>
          <mrow>
            <mi>L</mi>
            <mn>2</mn>
            <mi>←</mi>
            <mi>L</mi>
            <mn>2</mn>
          </mrow>
        </mtd>
      </mtr>
      <mtr>
        <mtd>
          <mrow>
            <mi>L</mi>
            <mn>3</mn>
            <mi>←</mi>
            <mn>2</mn>
            <mi>L</mi>
            <mn>3</mn>
          </mrow>
        </mtd>
      </mtr>
      <mtr>
        <mtd>
          <mrow>
            <mi>L</mi>
            <mn>4</mn>
            <mi>←</mi>
            <mn>2</mn>
            <mi>L</mi>
            <mn>4</mn>
          </mrow>
        </mtd>
      </mtr>
    </mtable>
    <annotation encoding="StarMath 5.0">L1 ← 2 L1 newline 
L2 ← L2 newline
L3 ← 2L3 newline
L4 ← 2L4 </annotation>
  </semantics>
</math>
</file>

<file path=Object 88/content.xml><?xml version="1.0" encoding="utf-8"?>
<math xmlns="http://www.w3.org/1998/Math/MathML" display="block">
  <semantics>
    <mtable>
      <mtr>
        <mtd>
          <mrow>
            <mi>L</mi>
            <mn>3</mn>
            <mi>←</mi>
            <mfrac>
              <mn>1</mn>
              <mn>2</mn>
            </mfrac>
            <mi>L</mi>
            <mn>3</mn>
          </mrow>
        </mtd>
      </mtr>
      <mtr>
        <mtd>
          <mrow>
            <mi>L</mi>
            <mn>4</mn>
            <mrow>
              <mi>←</mi>
              <mo stretchy="false">−</mo>
              <mi>L</mi>
            </mrow>
            <mn>4</mn>
          </mrow>
        </mtd>
      </mtr>
    </mtable>
    <annotation encoding="StarMath 5.0">
L3 ← frac 1 2L3  newline
L4 ← -L4 </annotation>
  </semantics>
</math>
</file>

<file path=Object 89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+</mo>
                <mi>z</mi>
              </mrow>
            </mtd>
            <mtd>
              <mtext>=</mtext>
            </mtd>
            <mtd>
              <mn>0</mn>
            </mtd>
          </mtr>
          <mtr>
            <mtd>
              <mrow>
                <mn>4</mn>
                <mrow>
                  <mi>x</mi>
                  <mo stretchy="false">+</mo>
                  <mn>3</mn>
                </mrow>
                <mrow>
                  <mi>y</mi>
                  <mo stretchy="false">−</mo>
                  <mn>2</mn>
                </mrow>
                <mi>t</mi>
              </mrow>
            </mtd>
            <mtd>
              <mtext>=</mtext>
            </mtd>
            <mtd>
              <mn>0</mn>
            </mtd>
          </mtr>
        </mtable>
      </mrow>
    </mrow>
    <annotation encoding="StarMath 5.0">alignr left lbrace matrix { 
x + z #"="# 0 ##
4x + 3y - 2t #"="# 0 
} right none </annotation>
  </semantics>
</math>
</file>

<file path=Object 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2</mn>
            </mtd>
            <mtd>
              <mn>0</mn>
            </mtd>
            <mtd>
              <mn>9</mn>
            </mtd>
          </mtr>
          <mtr>
            <mtd>
              <mn>0</mn>
            </mtd>
            <mtd>
              <mn>5</mn>
            </mtd>
            <mtd>
              <mrow>
                <mo stretchy="false">−</mo>
                <mn>3</mn>
              </mrow>
            </mtd>
            <mtd>
              <mn>3</mn>
            </mtd>
          </mtr>
          <mtr>
            <mtd>
              <mn>0</mn>
            </mtd>
            <mtd>
              <mn>0</mn>
            </mtd>
            <mtd>
              <mfrac>
                <mn>1</mn>
                <mn>15</mn>
              </mfrac>
            </mtd>
            <mtd>
              <mfrac>
                <mn>3</mn>
                <mn>5</mn>
              </mfrac>
            </mtd>
          </mtr>
        </mtable>
      </mrow>
      <mo fence="true" form="postfix" stretchy="true">]</mo>
    </mrow>
    <annotation encoding="StarMath 5.0">left[matrix{3 # 2 # 0 # 9 ## 0 # 5 # -3 # 3 ## 0 # 0 # frac {1} {15} # frac {3} {5}} right]
 </annotation>
  </semantics>
</math>
</file>

<file path=Object 90/content.xml><?xml version="1.0" encoding="utf-8"?>
<math xmlns="http://www.w3.org/1998/Math/MathML" display="block">
  <semantics>
    <mrow>
      <mi mathvariant="italic">Vect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text>{</mtext>
      </mrow>
      <mrow>
        <mo fence="true" form="prefix" stretchy="true">(</mo>
        <mrow>
          <mtable>
            <mtr>
              <mtd>
                <mn>1</mn>
              </mtd>
            </mtr>
            <mtr>
              <mtd>
                <mn>0</mn>
              </mtd>
            </mtr>
            <mtr>
              <mtd>
                <mn>1</mn>
              </mtd>
            </mtr>
            <mtr>
              <mtd>
                <mn>2</mn>
              </mtd>
            </mtr>
            <mtr>
              <mtd>
                <mn>1</mn>
              </mtd>
            </mtr>
          </mtable>
        </mrow>
        <mo fence="true" form="postfix" stretchy="true">)</mo>
      </mrow>
      <mrow>
        <mi>a</mi>
        <mo stretchy="false">+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i>b</mi>
      <mi>,</mi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i mathvariant="normal">∈</mi>
      <mi>R</mi>
      <mn>²</mn>
      <mtext>}</mtext>
    </mrow>
    <annotation encoding="StarMath 5.0">Vect( V ) = "{"left (stack {1 # 0 # 1 # 2 # 1} right)a + left (stack {1 # 2 # 1 # 1 # 1} right) b , (a,b) %element R² "}"</annotation>
  </semantics>
</math>
</file>

<file path=Object 91/content.xml><?xml version="1.0" encoding="utf-8"?>
<math xmlns="http://www.w3.org/1998/Math/MathML" display="block">
  <semantics>
    <mtable>
      <mtr>
        <mtd>
          <mrow>
            <mi>L</mi>
            <mn>1</mn>
            <mi>←</mi>
            <mn>2</mn>
            <mi>L</mi>
            <mn>1</mn>
          </mrow>
        </mtd>
      </mtr>
      <mtr>
        <mtd>
          <mrow>
            <mi>L</mi>
            <mn>2</mn>
            <mi>←</mi>
            <mi>L</mi>
            <mn>2</mn>
          </mrow>
        </mtd>
      </mtr>
      <mtr>
        <mtd>
          <mrow>
            <mi>L</mi>
            <mn>3</mn>
            <mi>←</mi>
            <mn>2</mn>
            <mi>L</mi>
            <mn>3</mn>
          </mrow>
        </mtd>
      </mtr>
      <mtr>
        <mtd>
          <mrow>
            <mi>L</mi>
            <mn>4</mn>
            <mi>←</mi>
            <mn>2</mn>
            <mi>L</mi>
            <mn>4</mn>
          </mrow>
        </mtd>
      </mtr>
      <mtr>
        <mtd>
          <mrow>
            <mi>L</mi>
            <mn>5</mn>
            <mi>←</mi>
            <mn>2</mn>
            <mi>L</mi>
            <mn>5</mn>
          </mrow>
        </mtd>
      </mtr>
    </mtable>
    <annotation encoding="StarMath 5.0">L1 ←  2 L1 newline 
L2 ← L2 newline
L3 ← 2L3 newline
L4 ← 2L4 newline
L5 ← 2L5</annotation>
  </semantics>
</math>
</file>

<file path=Object 9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x</mi>
              </mrow>
            </mtd>
            <mtd>
              <mtext>=</mtext>
            </mtd>
            <mtd>
              <mrow>
                <mn>2</mn>
                <mrow>
                  <mi>a</mi>
                  <mo stretchy="false">+</mo>
                  <mn>2</mn>
                </mrow>
                <mi>b</mi>
              </mrow>
            </mtd>
          </mtr>
          <mtr>
            <mtd>
              <mi>y</mi>
            </mtd>
            <mtd>
              <mtext>=</mtext>
            </mtd>
            <mtd>
              <mrow>
                <mn>2</mn>
                <mi>b</mi>
              </mrow>
            </mtd>
          </mtr>
          <mtr>
            <mtd>
              <mrow>
                <mn>2</mn>
                <mi>z</mi>
              </mrow>
            </mtd>
            <mtd>
              <mtext>=</mtext>
            </mtd>
            <mtd>
              <mrow>
                <mn>2</mn>
                <mrow>
                  <mi>a</mi>
                  <mo stretchy="false">+</mo>
                  <mn>2</mn>
                </mrow>
                <mi>b</mi>
              </mrow>
            </mtd>
          </mtr>
          <mtr>
            <mtd>
              <mrow>
                <mn>2</mn>
                <mi>t</mi>
              </mrow>
            </mtd>
            <mtd>
              <mtext>=</mtext>
            </mtd>
            <mtd>
              <mrow>
                <mn>4</mn>
                <mrow>
                  <mi>a</mi>
                  <mo stretchy="false">+</mo>
                  <mn>2</mn>
                </mrow>
                <mi>b</mi>
              </mrow>
            </mtd>
          </mtr>
          <mtr>
            <mtd>
              <mrow>
                <mn>2</mn>
                <mi>w</mi>
              </mrow>
            </mtd>
            <mtd>
              <mtext>=</mtext>
            </mtd>
            <mtd>
              <mrow>
                <mn>2</mn>
                <mrow>
                  <mi>a</mi>
                  <mo stretchy="false">+</mo>
                  <mn>2</mn>
                </mrow>
                <mi>b</mi>
              </mrow>
            </mtd>
          </mtr>
        </mtable>
      </mrow>
    </mrow>
    <annotation encoding="StarMath 5.0">alignr left lbrace matrix { 2x #"="# 2a + 2b ##
 y #"="# 2b ##
  2z #"="# 2a +2b ##
   2t #"="# 4a+2b ##
   2w #"="# 2a+2b 
} right none </annotation>
  </semantics>
</math>
</file>

<file path=Object 93/content.xml><?xml version="1.0" encoding="utf-8"?>
<math xmlns="http://www.w3.org/1998/Math/MathML" display="block">
  <semantics>
    <mtable>
      <mtr>
        <mtd>
          <mrow>
            <mi>L</mi>
            <mn>1</mn>
            <mi>←</mi>
            <mi>L</mi>
            <mrow>
              <mn>1</mn>
              <mo stretchy="false">−</mo>
              <mi>L</mi>
            </mrow>
            <mn>2</mn>
          </mrow>
        </mtd>
      </mtr>
      <mtr>
        <mtd>
          <mrow>
            <mi>L</mi>
            <mn>2</mn>
            <mi>←</mi>
            <mi>L</mi>
            <mn>2</mn>
          </mrow>
        </mtd>
      </mtr>
      <mtr>
        <mtd>
          <mrow>
            <mi>L</mi>
            <mn>3</mn>
            <mi>←</mi>
            <mi>L</mi>
            <mrow>
              <mn>3</mn>
              <mo stretchy="false">−</mo>
              <mi>L</mi>
            </mrow>
            <mn>2</mn>
          </mrow>
        </mtd>
      </mtr>
      <mtr>
        <mtd>
          <mrow>
            <mi>L</mi>
            <mn>4</mn>
            <mi>←</mi>
            <mi>L</mi>
            <mrow>
              <mn>4</mn>
              <mo stretchy="false">−</mo>
              <mi>L</mi>
            </mrow>
            <mn>2</mn>
          </mrow>
        </mtd>
      </mtr>
      <mtr>
        <mtd>
          <mrow>
            <mi>L</mi>
            <mn>5</mn>
            <mi>←</mi>
            <mi>L</mi>
            <mrow>
              <mn>5</mn>
              <mo stretchy="false">−</mo>
              <mi>L</mi>
            </mrow>
            <mn>2</mn>
          </mrow>
        </mtd>
      </mtr>
    </mtable>
    <annotation encoding="StarMath 5.0">L1 ←  L1 - L2 
newline 
L2 ←  L2
newline
L3 ← L3 - L2
newline
L4 ← L4 - L2
 newline
L5 ← L5 - L2</annotation>
  </semantics>
</math>
</file>

<file path=Object 9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row>
                  <mi>x</mi>
                  <mo stretchy="false">−</mo>
                  <mi>y</mi>
                </mrow>
              </mrow>
            </mtd>
            <mtd>
              <mtext>=</mtext>
            </mtd>
            <mtd>
              <mrow>
                <mn>2</mn>
                <mi>a</mi>
              </mrow>
            </mtd>
          </mtr>
          <mtr>
            <mtd>
              <mi>y</mi>
            </mtd>
            <mtd>
              <mtext>=</mtext>
            </mtd>
            <mtd>
              <mrow>
                <mn>2</mn>
                <mi>b</mi>
              </mrow>
            </mtd>
          </mtr>
          <mtr>
            <mtd>
              <mrow>
                <mrow>
                  <mrow>
                    <mo stretchy="false">−</mo>
                    <mi>y</mi>
                  </mrow>
                  <mo stretchy="false">+</mo>
                  <mn>2</mn>
                </mrow>
                <mi>z</mi>
              </mrow>
            </mtd>
            <mtd>
              <mtext>=</mtext>
            </mtd>
            <mtd>
              <mrow>
                <mn>2</mn>
                <mi>a</mi>
              </mrow>
            </mtd>
          </mtr>
          <mtr>
            <mtd>
              <mrow>
                <mrow>
                  <mrow>
                    <mo stretchy="false">−</mo>
                    <mi>y</mi>
                  </mrow>
                  <mo stretchy="false">+</mo>
                  <mn>2</mn>
                </mrow>
                <mi>t</mi>
              </mrow>
            </mtd>
            <mtd>
              <mtext>=</mtext>
            </mtd>
            <mtd>
              <mrow>
                <mn>4</mn>
                <mi>a</mi>
              </mrow>
            </mtd>
          </mtr>
          <mtr>
            <mtd>
              <mrow>
                <mrow>
                  <mrow>
                    <mo stretchy="false">−</mo>
                    <mi>y</mi>
                  </mrow>
                  <mo stretchy="false">+</mo>
                  <mn>2</mn>
                </mrow>
                <mi>w</mi>
              </mrow>
            </mtd>
            <mtd>
              <mtext>=</mtext>
            </mtd>
            <mtd>
              <mrow>
                <mn>2</mn>
                <mi>a</mi>
              </mrow>
            </mtd>
          </mtr>
        </mtable>
      </mrow>
    </mrow>
    <annotation encoding="StarMath 5.0">alignr left lbrace matrix { 2x-y #"="# 2a ##
 y #"="# 2b ##
  -y + 2z #"="# 2a ##
   -y + 2t #"="# 4a ##
   -y + 2w #"="# 2a
   } right none </annotation>
  </semantics>
</math>
</file>

<file path=Object 95/content.xml><?xml version="1.0" encoding="utf-8"?>
<math xmlns="http://www.w3.org/1998/Math/MathML" display="block">
  <semantics>
    <mtable>
      <mtr>
        <mtd>
          <mrow>
            <mi>L</mi>
            <mn>1</mn>
            <mi>←</mi>
            <mi>L</mi>
            <mn>1</mn>
          </mrow>
        </mtd>
      </mtr>
      <mtr>
        <mtd>
          <mrow>
            <mi>L</mi>
            <mn>2</mn>
            <mi>←</mi>
            <mi>L</mi>
            <mn>2</mn>
          </mrow>
        </mtd>
      </mtr>
      <mtr>
        <mtd>
          <mrow>
            <mi>L</mi>
            <mn>3</mn>
            <mi>←</mi>
            <mi>L</mi>
            <mrow>
              <mn>3</mn>
              <mo stretchy="false">−</mo>
              <mi>L</mi>
            </mrow>
            <mn>1</mn>
          </mrow>
        </mtd>
      </mtr>
      <mtr>
        <mtd>
          <mrow>
            <mi>L</mi>
            <mn>4</mn>
            <mi>←</mi>
            <mi>L</mi>
            <mrow>
              <mn>4</mn>
              <mo stretchy="false">−</mo>
              <mn>2</mn>
            </mrow>
            <mi>L</mi>
            <mn>1</mn>
          </mrow>
        </mtd>
      </mtr>
      <mtr>
        <mtd>
          <mrow>
            <mi>L</mi>
            <mn>5</mn>
            <mi>←</mi>
            <mi>L</mi>
            <mrow>
              <mn>5</mn>
              <mo stretchy="false">−</mo>
              <mi>L</mi>
            </mrow>
            <mn>1</mn>
          </mrow>
        </mtd>
      </mtr>
    </mtable>
    <annotation encoding="StarMath 5.0">L1 ←  L1
newline 
L2 ←  L2
newline
L3 ← L3 - L1
newline
L4 ← L4 - 2L1
 newline
L5 ← L5 - L1</annotation>
  </semantics>
</math>
</file>

<file path=Object 9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row>
                  <mi>x</mi>
                  <mo stretchy="false">−</mo>
                  <mi>y</mi>
                </mrow>
              </mrow>
            </mtd>
            <mtd>
              <mtext>=</mtext>
            </mtd>
            <mtd>
              <mrow>
                <mn>2</mn>
                <mi>a</mi>
              </mrow>
            </mtd>
          </mtr>
          <mtr>
            <mtd>
              <mi>y</mi>
            </mtd>
            <mtd>
              <mtext>=</mtext>
            </mtd>
            <mtd>
              <mrow>
                <mn>2</mn>
                <mi>b</mi>
              </mrow>
            </mtd>
          </mtr>
          <mtr>
            <mtd>
              <mrow>
                <mrow>
                  <mo stretchy="false">−</mo>
                  <mn>2</mn>
                </mrow>
                <mrow>
                  <mi>x</mi>
                  <mo stretchy="false">+</mo>
                  <mn>2</mn>
                </mrow>
                <mi>z</mi>
              </mrow>
            </mtd>
            <mtd>
              <mtext>=</mtext>
            </mtd>
            <mtd>
              <mn>0</mn>
            </mtd>
          </mtr>
          <mtr>
            <mtd>
              <mrow>
                <mrow>
                  <mo stretchy="false">−</mo>
                  <mn>4</mn>
                </mrow>
                <mrow>
                  <mi>x</mi>
                  <mo stretchy="false">+</mo>
                  <mi>y</mi>
                  <mo stretchy="false">+</mo>
                  <mn>2</mn>
                </mrow>
                <mi>t</mi>
              </mrow>
            </mtd>
            <mtd>
              <mtext>=</mtext>
            </mtd>
            <mtd>
              <mn>0</mn>
            </mtd>
          </mtr>
          <mtr>
            <mtd>
              <mrow>
                <mrow>
                  <mo stretchy="false">−</mo>
                  <mn>2</mn>
                </mrow>
                <mrow>
                  <mi>x</mi>
                  <mo stretchy="false">+</mo>
                  <mn>2</mn>
                </mrow>
                <mi>w</mi>
              </mrow>
            </mtd>
            <mtd>
              <mtext>=</mtext>
            </mtd>
            <mtd>
              <mn>0</mn>
            </mtd>
          </mtr>
        </mtable>
      </mrow>
    </mrow>
    <annotation encoding="StarMath 5.0">alignr left lbrace matrix { 2x-y #"="# 2a ##
 y #"="# 2b ##
   -2x + 2z #"="# 0 ##
   -4x + y +2t #"="#  0 ##
   -2x  +2w #"="# 0 
     } right none </annotation>
  </semantics>
</math>
</file>

<file path=Object 97/content.xml><?xml version="1.0" encoding="utf-8"?>
<math xmlns="http://www.w3.org/1998/Math/MathML" display="block">
  <semantics>
    <mtable>
      <mtr>
        <mtd>
          <mrow>
            <mi>L</mi>
            <mn>3</mn>
            <mrow>
              <mi>←</mi>
              <mo stretchy="false">−</mo>
              <mfrac>
                <mn>1</mn>
                <mn>2</mn>
              </mfrac>
            </mrow>
            <mi>L</mi>
            <mn>3</mn>
          </mrow>
        </mtd>
      </mtr>
      <mtr>
        <mtd>
          <mrow>
            <mi>L</mi>
            <mn>4</mn>
            <mrow>
              <mi>←</mi>
              <mo stretchy="false">−</mo>
              <mi>L</mi>
            </mrow>
            <mn>4</mn>
          </mrow>
        </mtd>
      </mtr>
      <mtr>
        <mtd>
          <mrow>
            <mi>L</mi>
            <mn>5</mn>
            <mrow>
              <mi>←</mi>
              <mo stretchy="false">−</mo>
              <mfrac>
                <mn>1</mn>
                <mn>2</mn>
              </mfrac>
            </mrow>
            <mi>L</mi>
            <mn>5</mn>
          </mrow>
        </mtd>
      </mtr>
    </mtable>
    <annotation encoding="StarMath 5.0">L3 ← - frac 1 2 L3
newline
L4 ← -L4
 newline
L5 ← - frac 1 2 L5</annotation>
  </semantics>
</math>
</file>

<file path=Object 98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x</mi>
                <mo stretchy="false">−</mo>
                <mi>z</mi>
              </mrow>
            </mtd>
            <mtd>
              <mtext>=</mtext>
            </mtd>
            <mtd>
              <mn>0</mn>
            </mtd>
          </mtr>
          <mtr>
            <mtd>
              <mrow>
                <mn>4</mn>
                <mrow>
                  <mi>x</mi>
                  <mo stretchy="false">−</mo>
                  <mi>y</mi>
                  <mo stretchy="false">−</mo>
                  <mn>2</mn>
                </mrow>
                <mi>t</mi>
              </mrow>
            </mtd>
            <mtd>
              <mtext>=</mtext>
            </mtd>
            <mtd>
              <mn>0</mn>
            </mtd>
          </mtr>
          <mtr>
            <mtd>
              <mrow>
                <mi>x</mi>
                <mo stretchy="false">−</mo>
                <mi>w</mi>
              </mrow>
            </mtd>
            <mtd>
              <mtext>=</mtext>
            </mtd>
            <mtd>
              <mn>0</mn>
            </mtd>
          </mtr>
        </mtable>
      </mrow>
    </mrow>
    <annotation encoding="StarMath 5.0">alignr left lbrace matrix { 
   x - z#"="# 0 ##
   4x - y - 2t #"="#  0 ##
   x - w #"="# 0 
     } right none </annotation>
  </semantics>
</math>
</file>

<file path=Object 99/content.xml><?xml version="1.0" encoding="utf-8"?>
<math xmlns="http://www.w3.org/1998/Math/MathML" display="block">
  <semantics>
    <mrow>
      <mrow>
        <msub>
          <mi>V</mi>
          <mn>1</mn>
        </msub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row>
        <msub>
          <mi>V</mi>
          <mn>2</mn>
        </msub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row>
        <msub>
          <mi>V</mi>
          <mn>3</mn>
        </msub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V_1 = left (stack {1 # 0 # 1 # 1 # 1} right) 
V_2 = left (stack {1 # 1 # 0 # 1 # 1} right) 
V_3 = left (stack {1 # 1 # 1 # 0 # 1} right) 
</annotation>
  </semantics>
</math>
</file>